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90.24861mm" fo:page-width="194.5249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none"/>
    </style:style>
    <style:style style:family="graphic" style:name="style-3">
      <style:graphic-properties draw:fill="solid" draw:fill-color="#c8b7b7" draw:opacity="100.0%" draw:stroke="solid" svg:stroke-color="#a2a2a2" draw:stroke-linejoin="round" svg:stroke-opacity="100.0%" svg:stroke-width="0.8223151mm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solid" draw:fill-color="#800000" draw:opacity="100.0%" draw:stroke="solid" svg:stroke-color="#a2a2a2" draw:stroke-linejoin="round" svg:stroke-opacity="100.0%" svg:stroke-width="0.43223596mm"/>
    </style:style>
    <style:style style:family="graphic" style:name="style-6">
      <style:graphic-properties draw:fill="gradient" draw:fill-gradient-name="gradient-2" draw:opacity="100.0%" draw:opacity-name="gradient-3" draw:stroke="none"/>
    </style:style>
    <style:style style:family="graphic" style:name="style-7">
      <style:graphic-properties draw:fill="solid" draw:fill-color="#e3dbdb" draw:opacity="100.0%" draw:stroke="none"/>
    </style:style>
    <style:style style:family="graphic" style:name="style-8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9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0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1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2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3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4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5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6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7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8">
      <style:graphic-properties draw:fill="solid" draw:fill-color="#e3dbdb" draw:opacity="8.99519994854927%" draw:stroke="solid" svg:stroke-color="#000000" draw:stroke-linejoin="round" svg:stroke-opacity="100.0%" svg:stroke-width="0.10713132mm"/>
    </style:style>
    <style:style style:family="graphic" style:name="style-19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0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1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2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3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4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5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6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7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8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29">
      <style:graphic-properties draw:fill="solid" draw:fill-color="#241c1c" draw:opacity="8.99519994854927%" draw:stroke="solid" svg:stroke-color="#000000" draw:stroke-linejoin="round" svg:stroke-opacity="100.0%" svg:stroke-width="0.10713132mm"/>
    </style:style>
    <style:style style:family="graphic" style:name="style-30">
      <style:graphic-properties draw:fill="solid" draw:fill-color="#000000" draw:opacity="100.0%" draw:stroke="solid" svg:stroke-color="#000000" draw:stroke-linejoin="miter" svg:stroke-opacity="100.0%" svg:stroke-width="0.24755451mm"/>
    </style:style>
    <style:style style:family="graphic" style:name="style-31">
      <style:graphic-properties draw:fill="solid" draw:fill-color="#000000" draw:opacity="100.0%" draw:stroke="none"/>
    </style:style>
    <style:style style:family="graphic" style:name="style-32">
      <style:graphic-properties draw:fill="gradient" draw:fill-gradient-name="gradient-5" draw:opacity="100.0%" draw:stroke="solid" svg:stroke-color="#000000" draw:stroke-linejoin="round" svg:stroke-opacity="100.0%" svg:stroke-width="0.27857837mm"/>
    </style:style>
    <style:style style:family="graphic" style:name="style-33">
      <style:graphic-properties draw:fill="gradient" draw:fill-gradient-name="gradient-7" draw:opacity="100.0%" draw:stroke-linejoin="round" svg:stroke-opacity="100.0%" svg:stroke-width="0.27857837mm"/>
    </style:style>
    <style:style style:family="graphic" style:name="style-34">
      <style:graphic-properties draw:fill="gradient" draw:fill-gradient-name="gradient-10" draw:opacity="100.0%" draw:opacity-name="gradient-11" draw:stroke-linejoin="round" svg:stroke-opacity="100.0%" svg:stroke-width="0.119681895mm"/>
    </style:style>
    <style:style style:family="graphic" style:name="style-35">
      <style:graphic-properties draw:fill="gradient" draw:fill-gradient-name="gradient-14" draw:opacity="100.0%" draw:stroke-linejoin="round" svg:stroke-opacity="100.0%" svg:stroke-width="0.119681895mm"/>
    </style:style>
    <style:style style:family="graphic" style:name="style-36">
      <style:graphic-properties draw:fill="solid" draw:fill-color="#000000" draw:opacity="100.0%" draw:stroke="none"/>
    </style:style>
    <style:style style:family="graphic" style:name="style-37">
      <style:graphic-properties draw:fill="solid" draw:fill-color="#000000" draw:opacity="100.0%" draw:stroke="none"/>
    </style:style>
    <style:style style:family="graphic" style:name="style-38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39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0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1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2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3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4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5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6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7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8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49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0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1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2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3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4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5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6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7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8">
      <style:graphic-properties draw:fill="solid" draw:fill-color="#000000" draw:opacity="8.99519994854927%" draw:stroke="solid" svg:stroke-color="#000000" draw:stroke-linejoin="round" svg:stroke-opacity="100.0%" svg:stroke-width="0.037931mm"/>
    </style:style>
    <style:style style:family="graphic" style:name="style-59">
      <style:graphic-properties draw:fill="solid" draw:fill-color="#000000" draw:opacity="8.99519994854927%" draw:stroke="solid" svg:stroke-color="#000000" draw:stroke-linejoin="round" svg:stroke-opacity="100.0%" svg:stroke-width="0.037931mm"/>
    </style:style>
  </office:automatic-styles>
  <office:body>
    <office:drawing>
      <draw:page draw:master-page-name="Default" draw:name="page1" draw:style-name="DP1">
        <draw:g draw:id="svg2">
          <draw:g draw:id="layer1">
            <draw:rect svg:height="190.24861mm" draw:style-name="style-2" svg:width="194.52495mm" svg:x="0.0mm" svg:y="0.0mm"/>
            <draw:path svg:d="M 12192.3545 0.0 L 18940.992 2462.6943 L 5249.906 5577.515 L 0.0 2307.6724 L 12192.3545 0.0 z" svg:height="55.775154mm" draw:style-name="style-3" svg:viewBox="0.0 0.0 18940.992 5577.515" svg:width="189.40993mm" svg:x="3.0920572mm" svg:y="101.44724mm"/>
            <draw:path svg:d="M 1056.9452 370.69055 C 1063.5511 381.34308 1066.8551 392.9947 1066.8563 405.65784 C 1066.8551 428.96103 1054.348 461.26828 1029.336 502.56714 C 1010.4575 530.54095 991.57904 558.8395 972.70166 587.4877 C 934.47235 740.0074 899.3126 904.1912 867.22015 1080.0142 C 828.99084 1287.8322 809.1688 1440.0148 807.7541 1536.5994 C 815.7769 1567.2332 819.7878 1587.8763 819.7889 1598.5414 C 819.7878 1625.179 802.3263 1655.1509 767.4021 1688.4573 C 760.79407 1694.4517 754.42267 1697.4489 748.288 1697.4489 C 740.2641 1697.4489 732.71246 1691.4545 725.6343 1679.4657 C 720.91437 1672.135 716.4301 1664.8043 712.18365 1657.4862 C 705.1032 1650.8175 705.1032 1622.1818 712.18365 1571.5667 C 670.6514 1417.0363 612.3656 1240.539 537.3251 1042.0623 C 472.66678 871.5468 426.41574 761.64966 398.5709 712.3708 C 379.2201 800.2885 344.06033 935.82416 293.08942 1118.9902 C 266.1881 1216.8986 239.05118 1314.4697 211.67754 1411.7037 C 224.42026 1405.0475 244.24228 1439.0157 271.14362 1513.6208 C 273.9753 1520.939 275.39117 1526.9333 275.39117 1531.604 C 275.39117 1542.9185 268.5475 1548.9128 254.86122 1549.5872 C 263.8276 1548.9128 252.50072 1548.5881 220.88062 1548.5881 C 191.6199 1548.5881 166.84238 1562.8998 146.54802 1591.5354 C 146.54802 1591.5354 140.64899 1610.5302 128.8498 1648.4946 C 120.35464 1676.4685 108.31984 1690.4429 92.74539 1690.4429 C 86.609634 1690.4429 79.53034 1688.12 71.50751 1683.4619 C 23.368307 1656.15 -0.46568483 1629.1752 0.0066368384 1602.5376 C 0.95017403 1567.895 38.234825 1519.2781 111.85948 1456.6742 C 150.55888 1358.7657 199.87834 1201.2383 259.81674 984.11646 C 307.95593 810.94104 339.34042 689.3923 353.97134 619.4577 C 320.93427 544.85254 287.19037 493.90024 252.73744 466.6008 C 239.52238 456.61014 227.95992 451.6148 218.04889 451.6148 C 197.75455 451.6148 170.61763 469.598 136.63701 505.56433 C 127.66954 514.8806 118.93878 519.5512 110.44363 519.5512 C 99.58907 519.5512 94.16125 512.5578 94.16125 498.57086 C 94.16125 486.5821 99.11675 473.91895 109.02776 460.6064 C 160.94221 389.9975 193.03575 348.03677 205.30617 334.7242 C 231.73517 304.7523 254.15329 291.42725 272.55945 294.76163 C 301.34784 299.41977 339.10483 347.71207 385.82816 439.62604 C 395.73917 404.98346 398.5709 378.3459 394.32333 359.68835 C 393.851 356.36646 393.6154 353.36926 393.6154 350.70926 C 393.6154 342.04236 396.2104 337.7214 401.40262 337.7214 C 410.369 337.7214 424.05637 348.71112 442.46252 370.69055 C 451.9012 382.00497 456.62 397.6653 456.6211 417.63412 C 456.62 434.29352 453.55267 455.61108 447.41803 481.57428 C 442.2258 500.8937 437.2703 520.5503 432.5515 540.5316 C 496.73636 667.0757 563.04614 818.27167 631.4797 994.1071 C 694.24866 1156.6174 736.48883 1281.5006 758.19904 1368.7565 C 774.71704 1217.5604 814.8323 967.7942 878.54706 619.4577 C 866.74786 608.7927 851.88135 592.483 833.9475 570.50354 C 825.9235 558.5148 821.91156 548.5241 821.91266 540.5316 C 821.91156 529.2047 830.0528 524.3717 846.33624 526.04517 C 862.6175 527.7061 902.85223 470.92175 967.0382 355.7046 C 981.668 330.39078 993.9384 317.7401 1003.8505 317.7401 C 1017.5368 317.7401 1035.2339 335.3861 1056.9452 370.69055 L 1056.9452 370.69055 z M 1430.024 1033.0707 C 1429.0795 1092.3402 1418.9327 1170.9415 1399.5831 1268.85 C 1368.9054 1423.3678 1325.4861 1543.2556 1269.3241 1628.5133 C 1239.5911 1673.7959 1206.554 1696.4373 1170.214 1696.4373 C 1156.0554 1696.4373 1137.8848 1692.1163 1115.7034 1683.4619 C 1071.3395 1679.4657 1035.2351 1659.8091 1007.3902 1624.5171 C 977.1848 1585.8782 963.02625 1536.2622 964.9144 1475.6439 C 966.8026 1405.0475 984.0285 1306.4772 1016.59326 1179.9332 C 1052.462 1042.0623 1089.7456 942.81757 1128.4462 882.2118 C 1146.8523 852.90173 1161.9545 838.2529 1173.7537 838.2529 C 1189.8004 838.2529 1215.7571 861.55615 1251.6259 908.1875 C 1261.5369 901.51874 1281.8312 889.20526 1312.5078 871.2096 C 1328.0823 863.8915 1339.8802 860.23236 1347.9043 860.23236 C 1366.3104 860.23236 1386.8403 884.53467 1409.4941 933.1641 C 1424.1239 963.13605 1430.9675 996.42993 1430.024 1033.0707 L 1430.024 1033.0707 z M 1348.6122 1062.0435 C 1351.9152 1017.4103 1353.5676 989.11176 1353.5676 977.123 C 1353.5676 949.1492 1347.4319 935.1498 1335.1615 935.1498 C 1330.4417 935.1498 1324.3059 936.486 1316.7554 939.1585 L 1207.0262 1002.0996 C 1194.2836 1009.4178 1186.9686 1013.0893 1185.0804 1013.0893 C 1181.3052 1013.0893 1177.5288 1006.75775 1173.7537 994.1071 C 1146.38 1041.3878 1120.8945 1109.6614 1097.2972 1198.9154 C 1078.8911 1268.85 1066.1483 1331.4539 1059.0691 1386.7396 C 1053.8779 1424.0297 1051.2819 1457.9979 1051.2819 1488.6443 C 1051.2819 1591.2107 1073.7 1641.164 1118.5352 1638.4915 C 1136.469 1637.8296 1155.8197 1627.839 1176.5853 1608.532 C 1216.2294 1570.5675 1253.2773 1494.6387 1287.7302 1380.7452 C 1320.7662 1273.508 1341.0605 1167.27 1348.6122 1062.0435 L 1348.6122 1062.0435 z M 2044.5068 114.92993 C 2050.6426 121.586205 2053.7087 128.57967 2053.71 135.9103 C 2053.7087 148.56096 2048.282 154.89253 2037.4264 154.89253 C 2032.7076 154.89253 2027.7521 152.89441 2022.5621 148.89815 C 2000.8507 133.57498 1984.5684 125.91965 1973.7139 125.91965 C 1943.9808 125.91965 1911.416 166.54413 1876.0195 247.80557 C 1747.6476 542.85443 1656.3247 924.17255 1602.0498 1391.735 C 1600.635 1404.3856 1598.2745 1421.3698 1594.9716 1442.6873 C 1605.8273 1426.7023 1621.8729 1400.7266 1643.1108 1364.7601 C 1655.3812 1344.1045 1664.3486 1333.7892 1670.011 1333.7892 C 1682.2825 1333.7892 1683.2272 1344.1045 1672.845 1364.7601 C 1627.5353 1455.9998 1597.5677 1551.5853 1582.9368 1651.4918 C 1577.7457 1676.1312 1571.1376 1688.4573 1563.1147 1688.4573 C 1559.3395 1688.4573 1554.384 1685.4601 1548.2483 1679.4657 C 1524.1787 1656.8119 1510.4924 1643.4993 1507.1884 1639.503 C 1497.7496 1626.178 1493.0298 1608.8567 1493.0298 1587.5516 C 1493.0298 1576.8866 1494.21 1563.8988 1496.5695 1548.5881 C 1551.3156 1124.3102 1621.8729 762.9859 1708.2404 464.60266 C 1773.3687 239.47586 1831.6556 93.61239 1883.0989 27.012218 C 1897.2563 8.354681 1911.416 -0.6369039 1925.5746 0.037464935 C 1938.3174 0.69934547 1954.8353 12.026244 1975.1296 33.993183 C 1998.2546 60.64324 2021.3796 87.618 2044.5068 114.92993 L 2044.5068 114.92993 z M 2053.71 548.5241 C 2061.2603 556.51666 2065.0356 565.50824 2065.0356 575.4989 C 2065.0356 594.8058 2044.7424 624.7778 2004.1548 665.41473 C 1977.2524 691.3904 1951.2957 700.70667 1926.2826 693.38855 C 1912.124 689.3923 1899.8535 682.06165 1889.4702 671.4091 C 1886.1663 667.41284 1883.6885 663.24176 1882.037 658.9083 C 1880.3844 654.58734 1880.0304 651.09064 1880.9751 648.4306 C 1882.391 645.7581 1885.2227 645.09625 1889.4702 646.4325 C 1932.8895 593.14484 1961.4424 554.8432 1975.1296 531.54004 C 1985.9832 514.21875 1993.7726 505.56433 1998.4913 505.56433 C 2006.9866 505.56433 2025.3916 519.8759 2053.71 548.5241 L 2053.71 548.5241 z M 1953.8918 986.11456 C 1942.565 1076.0304 1913.0686 1225.553 1865.4006 1434.6823 C 1879.0869 1417.3734 1897.9655 1385.7406 1922.0361 1339.7836 C 1925.3379 1333.7892 1928.642 1330.792 1931.9471 1330.792 C 1939.4977 1330.792 1940.4412 1340.1083 1934.7777 1358.7657 C 1932.4183 1366.084 1912.5952 1411.7037 1875.3116 1495.6377 C 1846.9945 1559.5779 1826.2289 1616.1874 1813.0139 1665.4788 C 1808.7673 1680.7894 1800.9779 1688.4573 1789.6522 1688.4573 C 1778.3242 1688.4573 1762.9865 1680.7894 1743.6368 1665.4788 C 1731.3652 1656.15 1725.2295 1649.1565 1725.2295 1644.4984 C 1725.2295 1640.5021 1727.8268 1631.8352 1733.0189 1618.5227 C 1758.5033 1555.2444 1786.8204 1449.3435 1817.9694 1300.8201 C 1847.7024 1156.9547 1864.4572 1050.0547 1868.2323 980.1202 C 1869.6482 950.14825 1867.5244 935.1498 1861.861 935.1498 C 1857.6134 935.1498 1850.0629 942.4804 1839.2073 957.14166 L 1795.3157 1015.08746 C 1779.7412 1035.0687 1771.954 1036.0679 1771.954 1018.08466 C 1771.954 1012.75214 1774.0778 1006.0959 1778.3264 998.10333 C 1800.5067 954.1445 1824.1051 912.5085 1849.1183 873.2202 C 1856.6699 861.8933 1863.9836 856.23615 1871.0641 856.23615 C 1878.6157 856.23615 1889.7058 863.55426 1904.3379 878.2156 C 1926.0459 886.20807 1938.0807 891.20337 1940.4412 893.20154 C 1951.2957 902.5178 1956.7235 919.8391 1956.7235 945.1529 C 1956.7235 957.14166 1955.7789 970.7914 1953.8918 986.11456 L 1953.8918 986.11456 z M 3760.5276 370.69055 C 3763.8306 374.68683 3765.4822 379.34497 3765.4832 384.67746 C 3765.4822 397.99002 3757.9316 404.65878 3742.8293 404.65878 C 3739.9966 404.65878 3735.6306 403.9844 3729.7327 402.66064 C 3723.8325 401.3244 3719.23 400.6625 3715.9282 400.6625 C 3693.7456 400.6625 3671.3274 431.29633 3648.676 492.57648 C 3556.6428 744.3409 3496.7046 1057.7101 3468.8608 1432.6967 C 3479.714 1404.0485 3494.1096 1365.7593 3512.0444 1317.8041 C 3517.2344 1303.1428 3523.607 1295.8247 3531.1584 1295.8247 C 3540.125 1295.8247 3544.607 1304.142 3544.6091 1320.8013 C 3544.607 1328.7938 3542.9556 1338.1101 3539.6538 1348.7751 C 3518.886 1418.0353 3499.773 1517.6171 3482.3103 1647.4956 C 3478.0627 1676.1312 3468.8596 1690.4429 3454.7034 1690.4429 C 3438.6543 1690.4429 3414.349 1673.134 3381.7866 1638.4915 C 3366.211 1621.8446 3357.2434 1608.532 3354.884 1598.5414 C 3352.0513 1589.2126 3352.288 1569.8932 3355.592 1540.5956 C 3372.5813 1396.0559 3394.527 1233.2083 3421.4294 1052.0529 C 3452.5774 844.90924 3475.231 722.6861 3489.3906 685.396 C 3439.8345 767.9812 3378.9526 889.20526 3306.7449 1049.0557 C 3235.951 1206.2335 3174.1255 1355.7686 3121.2673 1497.6359 C 3130.706 1538.9222 3135.4248 1569.8932 3135.426 1590.5488 C 3135.4248 1616.5245 3119.8503 1649.8184 3088.7026 1690.4429 C 3072.656 1711.7604 3062.0369 1722.4254 3056.8447 1722.4254 C 3051.6536 1722.4254 3037.7307 1695.7754 3015.0781 1642.5002 C 3005.1658 1619.8464 3000.2104 1601.8633 3000.2114 1588.5508 C 3000.2104 1579.2219 3007.053 1556.5807 3020.7415 1520.6143 C 2990.535 1362.0876 2935.5532 1168.9435 2855.795 941.1566 C 2804.823 1122.3121 2753.143 1287.495 2700.7573 1436.6929 C 2734.7368 1490.6423 2751.7283 1526.9333 2751.7283 1545.591 C 2751.7283 1560.2397 2739.929 1569.5685 2716.3318 1573.5647 C 2666.7756 1581.5573 2625.2446 1617.5236 2591.7363 1681.4637 C 2588.9033 1702.1069 2581.8242 1712.4348 2570.4983 1712.4348 C 2554.4517 1712.4348 2529.6729 1692.1163 2496.1658 1651.4918 C 2485.7825 1638.8287 2480.59 1628.5133 2480.59 1620.5208 C 2480.59 1613.1902 2484.8389 1604.1986 2493.3352 1593.546 C 2524.954 1554.9072 2561.0596 1517.6171 2601.6484 1481.6508 C 2689.4294 1275.8434 2760.9314 1059.371 2816.15 832.25854 C 2758.5708 653.7506 2687.071 529.2047 2601.6484 458.60828 C 2587.4885 446.6195 2574.0369 440.62512 2561.2964 440.6126 C 2543.3613 440.62512 2524.483 453.61295 2504.661 479.58865 C 2486.2546 507.56247 2467.8474 535.86096 2449.4424 564.50916 C 2439.06 581.15607 2428.4402 589.4858 2417.5845 589.4858 C 2409.0903 589.4858 2404.8418 583.4914 2404.8418 571.5026 C 2404.8418 565.50824 2406.2588 558.5148 2409.0903 550.5223 C 2472.803 370.0162 2533.6848 281.43658 2591.7363 284.77097 C 2660.64 288.09286 2750.077 408.65503 2860.0415 646.4325 C 2886.9429 559.83856 2900.3936 481.57428 2900.3936 411.63974 C 2900.3936 375.68588 2904.1687 357.70273 2911.7202 357.70273 C 2918.7986 357.70273 2935.3164 372.0143 2961.2742 400.6625 C 2968.826 409.3169 2972.3655 427.30008 2971.8943 454.61203 C 2970.9497 489.2421 2949.0027 590.14764 2906.058 757.3287 C 2989.12 985.1155 3052.126 1192.921 3095.074 1380.7452 C 3261.673 990.43555 3411.5186 685.7207 3544.6091 466.6008 C 3561.1272 413.31317 3581.4204 360.69992 3605.49 308.74854 C 3615.8733 286.09473 3628.3794 274.78033 3643.0115 274.78033 C 3665.1917 274.78033 3704.3635 306.7504 3760.5276 370.69055 L 3760.5276 370.69055 z M 4009.011 1380.7452 C 3894.3264 1587.8763 3813.6223 1691.4545 3766.9001 1691.4545 C 3744.7175 1691.4545 3716.635 1669.7997 3682.6555 1626.5027 C 3647.259 1603.1995 3629.5608 1571.8914 3629.5608 1532.6031 C 3629.5608 1525.2725 3630.032 1517.6171 3630.9778 1509.6246 C 3639.4717 1418.3726 3656.6978 1317.4669 3682.6555 1206.908 C 3665.1938 1194.2448 3656.4622 1182.256 3656.4622 1170.9415 C 3656.4622 1161.6128 3661.4175 1156.9547 3671.3296 1156.9547 C 3678.8801 1156.9547 3686.6675 1159.9519 3694.6902 1165.9463 C 3736.6936 1032.7334 3774.4507 938.1594 3807.959 882.2118 C 3829.6692 844.90924 3849.2544 826.26416 3866.717 826.26416 C 3874.74 826.26416 3894.562 835.91766 3926.183 855.23706 C 3923.8228 835.25574 3927.8347 823.5917 3938.219 820.2698 C 3938.6902 820.2698 3949.7815 820.2698 3971.4907 820.2698 C 3991.784 820.2698 4001.9316 825.26514 4001.9316 835.25574 C 4001.9316 837.2539 4001.2227 842.9111 3999.8079 852.23987 C 3998.3909 861.55615 3997.684 870.223 3997.684 878.2156 C 3997.684 902.1931 3997.9197 931.8279 3998.393 967.1323 C 3998.8643 1002.4243 3999.0999 1026.0771 3999.0999 1038.0659 C 3999.0999 1120.6511 3983.0532 1178.2598 3950.9607 1210.9042 C 3921.699 1240.8761 3888.6628 1255.862 3851.8506 1255.862 C 3832.501 1255.862 3800.4072 1248.5315 3755.5723 1233.8827 C 3747.5483 1254.5259 3738.5818 1294.8257 3728.671 1354.7695 C 3715.457 1430.6985 3709.321 1497.9606 3710.2646 1556.5807 C 3710.7358 1591.2107 3718.5242 1608.532 3733.6265 1608.532 C 3739.2886 1608.532 3746.6047 1606.5339 3755.5723 1602.5376 C 3810.3184 1575.2257 3886.539 1491.9662 3984.2334 1352.7714 C 3990.368 1344.1045 3996.5037 1339.7836 4002.6396 1339.7836 C 4011.607 1339.7836 4016.089 1345.778 4016.0913 1357.7667 C 4016.089 1365.0848 4013.7307 1372.7527 4009.011 1380.7452 L 4009.011 1380.7452 z M 3926.183 939.1585 C 3926.183 913.1828 3922.1711 900.1825 3914.1484 900.1825 C 3908.956 900.1825 3901.4055 905.515 3891.4946 916.18 C 3845.2437 968.7933 3804.655 1061.0444 3769.7307 1192.921 C 3779.1694 1194.9192 3795.6875 1196.9172 3819.286 1198.9154 C 3857.513 1200.9136 3886.067 1188.5875 3904.9453 1161.95 C 3919.1038 1141.9688 3926.891 1108.9995 3928.307 1063.03 C 3926.891 1097.0107 3926.183 1055.7119 3926.183 939.1585 L 3926.183 939.1585 z M 4726.1436 390.67184 C 4739.3574 400.6625 4745.9644 411.97693 4745.9644 424.64008 C 4745.9644 433.29446 4741.4824 437.6279 4732.5146 437.6279 C 4730.6265 437.6279 4727.6763 437.1284 4723.6655 436.1293 C 4719.6523 435.13025 4716.7036 434.6307 4714.8164 434.6307 C 4696.8813 434.6307 4675.1724 462.26736 4649.687 517.5531 C 4627.033 566.832 4595.649 674.0691 4555.532 839.252 C 4551.7573 853.9008 4550.3413 862.55524 4551.2847 865.2152 C 4552.7007 869.88586 4558.8354 872.54584 4569.69 873.2202 C 4597.5356 876.5421 4634.8203 875.2184 4681.544 869.224 C 4697.5894 867.2258 4705.6123 876.87933 4705.6123 898.19684 C 4705.6123 912.84564 4699.4766 921.8372 4687.2075 925.17163 C 4677.2964 927.16974 4625.145 933.1641 4530.755 943.1548 C 4474.1196 1176.9359 4439.6675 1374.7509 4427.397 1536.5994 C 4426.925 1545.2538 4426.6895 1552.909 4426.6895 1559.5779 C 4426.6895 1582.2191 4430.7 1593.546 4438.723 1593.546 C 4451.466 1593.546 4489.9307 1549.9119 4554.1167 1462.6686 C 4561.667 1452.0035 4568.983 1446.671 4576.0625 1446.671 C 4582.198 1446.671 4585.973 1450.3425 4587.39 1457.6732 C 4588.805 1465.6658 4586.681 1474.982 4581.018 1485.6471 C 4542.7896 1556.9054 4505.2695 1617.5236 4468.457 1667.4644 C 4452.883 1688.12 4439.9033 1698.4479 4429.521 1698.4479 C 4419.1377 1698.4479 4403.092 1686.7838 4381.382 1663.4806 C 4354.4805 1653.49 4341.03 1633.5087 4341.03 1603.5242 C 4341.03 1598.8661 4341.501 1593.546 4342.446 1587.5516 C 4359.907 1415.7125 4394.1245 1204.2355 4445.095 953.14545 C 4420.081 948.4748 4397.4272 943.81665 4377.1343 939.1585 C 4368.1665 937.1604 4363.6836 929.1554 4363.6836 915.18097 C 4363.6836 899.8578 4368.4033 890.52905 4377.8423 887.20715 C 4387.2817 883.87274 4404.7437 876.5421 4430.229 865.2152 C 4445.803 857.8971 4460.9053 847.90643 4475.5366 835.25574 C 4526.036 614.7871 4565.679 471.9208 4594.4688 406.6569 C 4610.9863 369.3543 4628.6846 350.70926 4647.562 350.70926 C 4665.497 350.70926 4691.6904 364.0218 4726.1436 390.67184 L 4726.1436 390.67184 z M 5158.687 1000.1015 C 5115.268 1169.9425 5085.2993 1312.4717 5068.7812 1427.7013 C 5075.8594 1418.3726 5085.1807 1404.0485 5096.7446 1384.7415 C 5108.307 1365.4221 5115.5044 1354.0952 5118.335 1350.7733 C 5124.9424 1338.7845 5132.0225 1332.7902 5139.574 1332.7902 C 5146.6523 1332.7902 5150.1934 1337.7854 5150.1934 1347.7635 C 5150.1934 1353.7705 5148.305 1360.7639 5144.53 1368.7565 C 5100.1655 1461.3323 5070.6694 1554.9072 5056.0386 1649.4937 C 5051.791 1676.1312 5045.4185 1689.4563 5036.9243 1689.4563 C 5028.9004 1689.4563 5014.034 1678.7913 4992.3247 1657.4862 C 4979.582 1645.4974 4972.267 1635.5068 4970.379 1627.5143 C 4968.0195 1620.1836 4968.0195 1605.5348 4970.379 1583.5554 C 4990.2 1414.3762 5014.9785 1273.8452 5044.7114 1161.95 C 5003.652 1255.862 4947.724 1359.7649 4876.9336 1473.6582 C 4815.106 1572.8904 4770.5063 1636.1687 4743.134 1663.4806 C 4723.3105 1682.7875 4708.2095 1692.4535 4697.826 1692.4535 C 4689.331 1692.4535 4676.3516 1682.7875 4658.89 1663.4806 C 4633.876 1642.1631 4621.3696 1612.853 4621.3696 1575.5629 C 4621.3696 1568.2323 4621.8423 1559.9026 4622.7866 1550.5863 C 4631.281 1452.0035 4661.9585 1337.2859 4714.8164 1206.4084 C 4767.6743 1075.5309 4828.321 965.1342 4896.7534 875.2184 C 4918.936 845.90826 4938.759 831.58417 4956.22 832.25854 C 4973.211 833.58234 5005.54 865.2152 5053.208 927.16974 C 5057.4546 932.48975 5059.578 938.1594 5059.578 944.1539 C 5059.578 954.8064 5054.6226 960.13885 5044.7114 960.13885 C 5040.9365 960.13885 5037.3955 959.13983 5034.093 957.14166 C 5000.5845 937.1604 4973.682 937.82227 4953.3887 959.13983 C 4909.025 1005.0968 4859.942 1086.0085 4806.138 1201.9126 C 4743.842 1335.1129 4706.3213 1455.0007 4693.5786 1561.5759 C 4693.1064 1566.2341 4692.8696 1570.5675 4692.8696 1574.5514 C 4692.8696 1591.2107 4697.591 1599.5404 4707.0293 1599.5404 C 4723.076 1599.5404 4742.189 1583.8801 4764.3716 1552.5844 C 4817.2295 1479.9773 4873.864 1388.7378 4934.2744 1278.8406 C 4996.1 1164.9471 5035.744 1079.0276 5053.208 1021.08185 C 5065.948 978.4467 5074.208 948.4748 5077.9834 931.166 C 5084.119 901.19403 5090.726 886.20807 5097.806 886.20807 C 5104.8857 886.20807 5121.404 899.8578 5147.3613 927.16974 C 5158.216 938.48413 5164.116 948.81195 5165.0596 958.12823 C 5166.003 966.13324 5163.8794 980.1202 5158.687 1000.1015 L 5158.687 1000.1015 z M 5766.092 1309.8116 C 5737.7744 1370.4174 5700.9624 1458.3351 5655.655 1573.5647 C 5647.1587 1603.5242 5638.9 1633.5087 5630.877 1663.4806 C 5624.269 1684.1238 5615.5386 1694.4517 5604.6836 1694.4517 C 5596.1885 1694.4517 5583.6816 1689.4563 5567.1636 1679.4657 C 5548.7563 1668.8007 5539.554 1658.1481 5539.554 1647.4956 C 5539.554 1642.825 5542.6206 1632.4971 5548.7563 1616.5245 C 5579.434 1528.6068 5606.8066 1419.0344 5630.877 1287.8322 C 5656.834 1149.9487 5667.924 1044.7222 5664.15 972.1277 C 5663.205 942.81757 5658.4863 928.1688 5649.991 928.1688 C 5643.8555 928.1688 5634.6523 936.486 5622.382 953.14545 C 5503.4487 1116.9921 5400.5645 1336.1119 5313.7246 1610.5302 C 5302.87 1644.4984 5290.1274 1661.47 5275.4966 1661.47 C 5265.1133 1661.47 5247.887 1653.1527 5223.818 1636.5059 C 5214.379 1630.5115 5209.4233 1624.8418 5208.95 1619.5217 C 5208.95 1616.8492 5211.5474 1607.533 5216.7397 1591.5354 C 5244.1123 1506.9521 5271.249 1399.7274 5298.1504 1269.849 C 5326.94 1129.3055 5343.222 1019.7456 5346.9976 941.1566 C 5347.941 917.1791 5347.4697 905.1903 5345.5815 905.1903 C 5345.1094 905.1903 5338.5024 914.1819 5325.76 932.16504 C 5313.017 950.14825 5295.319 973.4514 5272.665 1002.0996 C 5268.4175 1008.094 5263.6987 1011.0912 5258.5063 1011.0912 C 5251.8994 1011.0912 5248.595 1007.4196 5248.595 1000.1015 C 5248.595 994.769 5250.9556 988.7746 5255.675 982.1183 C 5275.968 945.4776 5302.634 899.8578 5335.6704 845.2464 C 5342.749 833.9195 5350.065 828.2623 5357.6177 828.2623 C 5368.9434 828.2623 5378.8545 839.9139 5387.3496 863.22955 C 5425.5767 879.2146 5443.5117 903.85406 5441.1523 937.1604 C 5435.961 1010.4168 5409.2954 1142.6306 5361.1562 1333.7892 C 5392.7773 1247.8696 5438.7925 1151.7845 5499.202 1045.559 C 5559.612 939.32086 5604.448 876.5421 5633.709 857.23517 C 5648.339 847.90643 5658.7207 843.2483 5664.858 843.2483 C 5670.9927 843.2483 5680.9033 850.5664 5694.591 865.2152 C 5733.761 884.53467 5753.1123 916.5047 5752.641 961.13794 C 5752.641 1007.75684 5744.617 1082.6866 5728.5713 1185.9276 C 5715.8267 1271.1727 5704.0283 1337.4482 5693.175 1384.7415 C 5706.8623 1360.0896 5724.3237 1328.1195 5745.5615 1288.8313 C 5749.336 1282.1625 5753.1123 1278.8406 5756.8887 1278.8406 C 5763.968 1278.8406 5767.5073 1285.1597 5767.5073 1297.8229 C 5767.5073 1301.8191 5767.034 1305.8153 5766.092 1309.8116 L 5766.092 1309.8116 z M 6335.267 959.13983 C 6190.378 2020.1469 6002.069 2550.313 5770.3394 2549.6511 C 5686.8037 2549.6511 5596.4243 2484.6995 5499.202 2354.8335 C 5490.236 2342.8447 5485.753 2330.5188 5485.7505 2317.8682 C 5485.753 2298.5488 5492.123 2288.8828 5504.8657 2288.8953 C 5511.4727 2288.8828 5517.845 2292.5544 5523.981 2299.885 C 5600.9087 2392.461 5669.8135 2438.7424 5730.6953 2438.755 C 5925.139 2438.7424 6087.2573 2035.7947 6217.043 1229.8865 C 6138.226 1421.0325 6069.5566 1557.9044 6011.035 1640.5021 C 5987.437 1674.4703 5966.4355 1691.4545 5948.03 1691.4545 C 5931.039 1691.4545 5910.038 1678.1294 5885.024 1651.4918 C 5840.19 1620.1836 5818.713 1568.8942 5820.602 1497.6359 C 5823.434 1410.38 5847.267 1302.1438 5892.103 1172.9397 C 5935.9946 1047.0575 5981.7734 952.14636 6029.4414 888.1937 C 6056.343 852.23987 6080.647 834.2567 6102.3584 834.2567 C 6118.404 834.2567 6136.102 844.2474 6155.453 864.22864 C 6158.2847 867.55054 6177.162 891.20337 6212.0874 935.1498 C 6219.1646 943.81665 6222.706 952.47107 6222.706 961.13794 C 6222.706 973.1267 6217.043 979.1211 6205.716 979.1211 C 6198.6367 979.1211 6190.613 976.1239 6181.6465 970.1295 C 6167.488 959.46454 6153.5635 954.1445 6139.8784 954.1445 C 6120.0566 954.1445 6102.1216 964.1227 6086.0757 984.11646 C 6051.624 1026.739 6015.5176 1096.0117 5977.7627 1191.922 C 5936.7026 1297.1484 5911.454 1393.0587 5902.014 1479.6527 C 5899.654 1502.9558 5898.4746 1523.2743 5898.4746 1540.5956 C 5898.4746 1589.8745 5907.914 1614.5264 5926.7915 1614.5264 C 5939.534 1614.5264 5952.985 1605.5348 5967.1436 1587.5516 C 6023.3047 1519.6152 6078.9966 1421.3698 6134.215 1292.8275 C 6185.657 1174.2634 6222.233 1065.3654 6243.944 966.13324 C 6251.966 930.8288 6255.979 897.1978 6255.979 865.2152 C 6255.979 839.9139 6260.2266 827.26324 6268.7217 827.26324 C 6277.688 827.26324 6295.1494 841.2501 6321.1084 869.224 C 6336.6826 885.8709 6341.4014 915.84283 6335.267 959.13983 L 6335.267 959.13983 z M 6769.9355 1380.7452 C 6655.251 1587.8763 6574.547 1691.4545 6527.8237 1691.4545 C 6505.641 1691.4545 6477.5605 1669.7997 6443.58 1626.5027 C 6408.1836 1603.1995 6390.4854 1571.8914 6390.4854 1532.6031 C 6390.4854 1525.2725 6390.9565 1517.6171 6391.9014 1509.6246 C 6400.3965 1418.3726 6417.621 1317.4669 6443.58 1206.908 C 6426.1187 1194.2448 6417.3867 1182.256 6417.3867 1170.9415 C 6417.3867 1161.6128 6422.3423 1156.9547 6432.2534 1156.9547 C 6439.8037 1156.9547 6447.591 1159.9519 6455.6147 1165.9463 C 6497.6196 1032.7334 6535.3765 938.1594 6568.884 882.2118 C 6590.595 844.90924 6610.18 826.26416 6627.6416 826.26416 C 6635.6655 826.26416 6655.488 835.91766 6687.108 855.23706 C 6684.7476 835.25574 6688.7603 823.5917 6699.1426 820.2698 C 6699.614 820.2698 6710.704 820.2698 6732.4155 820.2698 C 6752.7085 820.2698 6762.8564 825.26514 6762.8564 835.25574 C 6762.8564 837.2539 6762.1484 842.9111 6760.7324 852.23987 C 6759.317 861.55615 6758.609 870.223 6758.609 878.2156 C 6758.609 902.1931 6758.845 931.8279 6759.317 967.1323 C 6759.788 1002.4243 6760.0244 1026.0771 6760.0244 1038.0659 C 6760.0244 1120.6511 6743.979 1178.2598 6711.8853 1210.9042 C 6682.6235 1240.8761 6649.5874 1255.862 6612.7754 1255.862 C 6593.4243 1255.862 6561.331 1248.5315 6516.497 1233.8827 C 6508.473 1254.5259 6499.5063 1294.8257 6489.5957 1354.7695 C 6476.382 1430.6985 6470.2446 1497.9606 6471.1895 1556.5807 C 6471.6606 1591.2107 6479.4478 1608.532 6494.5513 1608.532 C 6500.2144 1608.532 6507.5303 1606.5339 6516.497 1602.5376 C 6571.242 1575.2257 6647.464 1491.9662 6745.158 1352.7714 C 6751.293 1344.1045 6757.4272 1339.7836 6763.5645 1339.7836 C 6772.531 1339.7836 6777.015 1345.778 6777.015 1357.7667 C 6777.015 1365.0848 6774.6543 1372.7527 6769.9355 1380.7452 L 6769.9355 1380.7452 z M 6687.108 939.1585 C 6687.108 913.1828 6683.097 900.1825 6675.073 900.1825 C 6669.881 900.1825 6662.3306 905.515 6652.4194 916.18 C 6606.167 968.7933 6565.5806 1061.0444 6530.6553 1192.921 C 6540.095 1194.9192 6556.6123 1196.9172 6580.2104 1198.9154 C 6618.4385 1200.9136 6646.99 1188.5875 6665.87 1161.95 C 6680.029 1141.9688 6687.816 1108.9995 6689.2314 1063.03 C 6687.816 1097.0107 6687.108 1055.7119 6687.108 939.1585 L 6687.108 939.1585 z M 7273.2734 914.1819 C 7273.2734 1001.42523 7265.015 1084.6848 7248.496 1163.9481 C 7243.3037 1187.9257 7236.2246 1199.9144 7227.258 1199.9144 C 7220.65 1199.9144 7206.02 1186.5895 7183.366 1159.9519 C 7172.0396 1146.6268 7169.208 1127.6447 7174.871 1103.0051 C 7188.085 1042.3868 7194.6934 993.7699 7194.6934 957.14166 C 7194.6934 944.4785 7192.804 938.1594 7189.03 938.1594 C 7183.366 938.1594 7174.163 950.14825 7161.4204 974.1258 C 7063.255 1154.6194 6989.8647 1357.0924 6941.2544 1581.5573 C 6925.68 1652.8156 6912.4663 1688.4573 6901.6104 1688.4573 C 6897.363 1688.4573 6878.72 1676.7931 6845.684 1653.49 C 6829.638 1642.1631 6824.2095 1620.1836 6829.402 1587.5516 C 6866.685 1357.0924 6906.8027 1162.6119 6949.7495 1004.0977 C 6914.824 1056.0491 6892.644 1091.6782 6883.204 1110.9977 C 6879.4277 1118.9902 6874.238 1122.9865 6867.63 1122.9865 C 6859.608 1122.9865 6855.595 1117.9911 6855.595 1108.0005 C 6855.595 1102.0061 6857.4844 1095.3374 6861.2583 1088.0192 C 6884.3833 1048.7185 6915.298 988.7746 6953.997 908.1875 C 6965.7974 878.87744 6977.5957 864.22864 6989.3936 864.22864 C 6997.8887 864.22864 7015.1157 873.5449 7041.0728 892.20245 C 7055.702 902.855 7058.063 917.1791 7048.152 935.1498 C 7037.7676 954.4692 7018.182 1022.7428 6989.3936 1139.9706 C 6962.019 1253.864 6943.144 1343.1055 6932.7593 1407.72 C 6996.9443 1205.9088 7069.861 1027.7382 7151.51 873.2202 C 7167.084 843.91016 7179.59 829.26135 7189.03 829.26135 C 7197.525 829.26135 7209.0864 837.2539 7223.7183 853.23895 C 7243.5405 856.5608 7256.0464 860.8943 7261.239 866.22675 C 7269.2603 874.2193 7273.2734 890.20435 7273.2734 914.1819 L 7273.2734 914.1819 z M 7650.5996 1380.7452 C 7535.915 1587.8763 7455.2114 1691.4545 7408.488 1691.4545 C 7386.305 1691.4545 7358.225 1669.7997 7324.244 1626.5027 C 7288.8477 1603.1995 7271.1494 1571.8914 7271.1494 1532.6031 C 7271.1494 1525.2725 7271.621 1517.6171 7272.5654 1509.6246 C 7281.0605 1418.3726 7298.2876 1317.4669 7324.244 1206.908 C 7306.7827 1194.2448 7298.051 1182.256 7298.051 1170.9415 C 7298.051 1161.6128 7303.0063 1156.9547 7312.9175 1156.9547 C 7320.47 1156.9547 7328.2573 1159.9519 7336.2793 1165.9463 C 7378.2837 1032.7334 7416.0405 938.1594 7449.548 882.2118 C 7471.257 844.90924 7490.844 826.26416 7508.306 826.26416 C 7516.33 826.26416 7536.15 835.91766 7567.772 855.23706 C 7565.4116 835.25574 7569.425 823.5917 7579.8066 820.2698 C 7580.2783 820.2698 7591.368 820.2698 7613.0796 820.2698 C 7633.3726 820.2698 7643.5205 825.26514 7643.5205 835.25574 C 7643.5205 837.2539 7642.8125 842.9111 7641.3965 852.23987 C 7639.981 861.55615 7639.273 870.223 7639.273 878.2156 C 7639.273 902.1931 7639.5073 931.8279 7639.981 967.1323 C 7640.452 1002.4243 7640.689 1026.0771 7640.689 1038.0659 C 7640.689 1120.6511 7624.643 1178.2598 7592.55 1210.9042 C 7563.2876 1240.8761 7530.252 1255.862 7493.4395 1255.862 C 7474.091 1255.862 7441.995 1248.5315 7397.161 1233.8827 C 7389.137 1254.5259 7380.171 1294.8257 7370.26 1354.7695 C 7357.0435 1430.6985 7350.911 1497.9606 7351.8535 1556.5807 C 7352.3247 1591.2107 7360.112 1608.532 7375.2153 1608.532 C 7380.879 1608.532 7388.195 1606.5339 7397.161 1602.5376 C 7451.908 1575.2257 7528.128 1491.9662 7625.8223 1352.7714 C 7631.957 1344.1045 7638.0938 1339.7836 7644.2285 1339.7836 C 7653.195 1339.7836 7657.679 1345.778 7657.679 1357.7667 C 7657.679 1365.0848 7655.3184 1372.7527 7650.5996 1380.7452 L 7650.5996 1380.7452 z M 7567.772 939.1585 C 7567.772 913.1828 7563.759 900.1825 7555.7373 900.1825 C 7550.545 900.1825 7542.9946 905.515 7533.0835 916.18 C 7486.8335 968.7933 7446.245 1061.0444 7411.32 1192.921 C 7420.7593 1194.9192 7437.2764 1196.9172 7460.8745 1198.9154 C 7499.103 1200.9136 7527.655 1188.5875 7546.534 1161.95 C 7560.693 1141.9688 7568.48 1108.9995 7569.896 1063.03 C 7568.48 1097.0107 7567.772 1055.7119 7567.772 939.1585 L 7567.772 939.1585 z" svg:height="25.496496mm" draw:style-name="style-4" draw:transform="skewX(1.2413967551486131) rotate(-0.22393186839109105) translate(125.45717mm,108.23188mm)" svg:viewBox="0.0 0.0 7657.679 2549.6497" svg:width="76.57679mm"/>
            <draw:path svg:d="M 202.85168 0.0 L 786.7977 52.983913 L 944.84485 1318.6027 L 458.57712 2047.8124 L 0.0 1232.8707 L 202.85168 0.0 z" svg:height="20.478123mm" draw:style-name="style-5" draw:transform="skewX(0.8027094728650455) rotate(-0.5687970577499392) translate(79.066284mm,125.03958mm)" svg:viewBox="0.0 0.0 944.84485 2047.8124" svg:width="9.448448mm"/>
            <draw:g draw:id="g4456">
              <draw:g draw:id="g3916">
                <draw:path svg:d="M 1080.6908 0.022569513 C 1040.5522 0.31873035 1001.1201 2.6235385 962.4323 6.7986226 L 962.4323 485.31705 C 962.4323 485.31705 1117.466 697.8242 381.04062 184.58936 C 37.18503 345.1451 -139.26003 562.8762 133.52289 1192.6079 L 1554.8247 2051.2307 L 216.57883 1311.6729 C 353.33774 1573.8966 578.9012 1998.4055 856.27466 2405.844 L 2323.2295 3402.2466 L 1150.5458 2816.602 C 2440.9304 4549.832 4446.573 6494.766 5158.133 6625.0664 C 4825.5156 5779.442 4499.9766 3577.1326 3234.0947 1769.2178 C 3166.0535 1672.042 2962.4702 1404.2032 2897.4707 1317.8036 L 2854.0176 2344.8596 L 2827.0657 1142.2715 C 2420.3445 646.9947 2026.6846 334.2229 1685.1841 163.61586 C 1700.5242 503.11105 1744.0383 939.3126 1744.0383 939.3126 L 1445.367 63.91107 C 1311.3002 19.50963 1188.7338 -0.77453214 1080.6908 0.022569513 z M 5158.133 18758.576 z" svg:height="187.58575mm" draw:style-name="style-6" svg:viewBox="0.0 0.0 5158.1323 18758.576" svg:width="51.581326mm" svg:x="32.78126mm" svg:y="10.244424mm"/>
                <draw:g draw:id="g3889">
                  <draw:path svg:d="M 0.0 160.44948 L 147.09695 5.684342E-14 C 1389.253 2050.1975 2203.1038 2800.815 4507.934 9646.487 L 4828.324 11283.321 C 3482.0366 7348.075 2237.5752 3324.753 0.0 160.44948 z" svg:height="112.833206mm" draw:style-name="style-7" draw:transform="skewX(-0.10071947895499035) rotate(0.041482966092696354) translate(42.64946mm,16.279251mm)" svg:viewBox="0.0 0.0 4828.324 11283.321" svg:width="48.28324mm"/>
                  <draw:g draw:id="g3653">
                    <draw:path svg:d="M 0.0 91.39641 C 1213.2352 1816.2582 2076.844 3683.8533 2824.7937 5568.1475 C 3474.7498 7215.7476 4030.9033 8885.716 4597.4614 10553.1045 C 4527.3027 10215.373 4472.7876 9874.931 4392.865 9538.893 C 3768.3816 7700.918 3127.4336 5865.484 2344.1865 4067.3074 C 1903.6859 3056.0051 1391.331 2067.3726 782.1961 1114.312 C 549.62463 742.90656 311.1059 373.6215 83.85438 -1.4210855E-14 C 55.9029 30.465467 27.951477 60.930935 0.0 91.39641 z" svg:height="105.531044mm" draw:style-name="style-8" draw:transform="skewX(-0.10071947895499038) rotate(0.04148296609269636) translate(43.462845mm,15.433515mm)" svg:viewBox="0.0 0.0 4597.4614 10553.1045" svg:width="45.974617mm"/>
                    <draw:path svg:d="M -1.1368684E-13 105.122604 C 1283.3843 1931.5472 2177.5845 3914.383 2954.6143 5911.828 C 3566.5747 7496.8286 4099.6167 9100.599 4643.54 10701.414 C 4564.7974 10318.797 4501.086 9933.579 4412.8755 9552.6 C 3793.4463 7727.093 3155.2188 5903.2173 2380.3894 4117.3125 C 1936.8402 3096.067 1421.5441 2096.5002 807.3251 1135.2391 C 570.7907 756.8095 326.71356 381.11557 96.72312 -1.4210855E-14 C 64.48209 35.04087 32.241024 70.08173 -1.1368684E-13 105.122604 z" svg:height="107.014145mm" draw:style-name="style-9" draw:transform="skewX(-0.10071947895499038) rotate(0.04148296609269636) translate(43.334026mm,15.291429mm)" svg:viewBox="0.0 0.0 4643.54 10701.414" svg:width="46.4354mm"/>
                    <draw:path svg:d="M 0.0 118.8488 C 1206.1636 1832.7982 2068.0942 3687.9543 2812.8577 5560.7847 C 3503.9595 7308.182 4089.2117 9080.812 4690.864 10849.389 C 4604.978 10425.955 4530.5454 10000.537 4437.519 9578.341 C 3808.1912 7724.8315 3161.9758 5873.1396 2370.1882 4060.4841 C 1934.4277 3062.6748 1427.445 2087.1445 826.94806 1145.9061 C 587.5564 764.01843 342.29214 384.46878 109.17674 0.0 C 72.78451 39.61627 36.39223 79.23254 0.0 118.8488 z" svg:height="108.49389mm" draw:style-name="style-10" draw:transform="skewX(-0.10071947895499038) rotate(0.04148296609269636) translate(43.20201mm,15.1561775mm)" svg:viewBox="0.0 0.0 4690.864 10849.389" svg:width="46.908638mm"/>
                    <draw:path svg:d="M 0.0 132.575 C 1283.9523 1956.7871 2178.484 3938.5667 2955.2441 5934.74 C 3602.534 7609.0137 4160.396 9304.432 4737.3574 10995.0205 C 4642.526 10526.638 4559.5835 10056.139 4457.4165 9589.06 C 3836.3179 7759.4243 3196.9028 5930.292 2420.241 4140.7476 C 1978.1998 3122.7075 1464.5215 2125.6638 852.4733 1166.5061 C 609.2412 777.5728 358.97733 391.48352 122.04548 0.0 C 81.363655 44.19167 40.681828 88.38334 0.0 132.575 z" svg:height="109.95021mm" draw:style-name="style-11" draw:transform="skewX(-0.10071947895499038) rotate(0.04148296609269636) translate(43.06952mm,15.017595mm)" svg:viewBox="0.0 0.0 4737.3574 10995.0205" svg:width="47.373573mm"/>
                    <draw:path svg:d="M -1.1368684E-13 146.63599 C 1030.4358 1606.3735 1807.3623 3172.5857 2477.205 4760.4697 C 3358.7004 6858.851 4052.7908 9003.187 4783.0205 11137.975 C 4682.473 10631.982 4587.2607 10125.065 4483.3853 9619.65 C 3910.7195 7929.123 3321.021 6242.5093 2624.5476 4581.998 C 2176.9868 3516.5374 1670.7281 2465.8193 1047.007 1459.2415 C 747.3481 971.0511 431.09128 489.59143 134.91422 0.0 C 89.942795 48.878662 44.971424 97.757324 -1.1368684E-13 146.63599 z" svg:height="111.379745mm" draw:style-name="style-12" draw:transform="skewX(-0.10071947895499038) rotate(0.04148296609269636) translate(42.937027mm,14.879013mm)" svg:viewBox="0.0 0.0 4783.0205 11137.975" svg:width="47.830204mm"/>
                    <draw:path svg:d="M 0.0 158.35349 C 92.45181 289.11453 183.20322 420.65976 271.25723 553.3834 C 376.31378 710.2197 477.74127 868.6127 577.5634 1027.6964 C 714.60266 1246.9033 846.49725 1468.1895 974.4479 1690.9363 C 1081.3541 1877.4418 1185.6572 2064.9219 1286.564 2253.591 C 1392.7126 2452.043 1496.5719 2651.302 1597.1798 2851.6245 C 1679.7485 3017.5342 1762.2897 3183.4622 1841.2417 3350.5198 C 1906.5889 3487.212 1971.0646 3624.174 2033.8362 3761.6506 C 2195.0117 4112.9233 2349.6353 4466.1455 2498.2935 4820.9893 C 2572.4065 4996.5 2643.8987 5172.7227 2715.269 5348.9683 C 2829.3389 5631.1475 2939.896 5914.2456 3048.1785 6197.902 C 3160.296 6490.608 3268.438 6784.29 3376.209 7078.0522 C 3477.429 7356.262 3577.1785 7634.8193 3675.4146 7913.725 C 3850.3452 8410.16 4021.4043 8907.478 4190.53 9405.218 C 4368.304 9926.607 4544.4375 10448.359 4721.876 10969.823 C 4755.4033 11067.722 4788.93 11165.62 4822.457 11263.519 C 4716.5967 10723.508 4610.9453 10183.44 4504.954 9643.464 C 4407.983 9357.734 4311.6055 9071.873 4212.977 8786.511 C 4145.2793 8589.837 4077.2344 8393.24 4008.321 8196.839 C 3931.6428 7977.9766 3854.1584 7759.2964 3775.928 7540.792 C 3638.87 7157.992 3499.4065 6775.7485 3355.6628 6394.545 C 3244.104 6098.2617 3130.4878 5802.4785 3014.0515 5507.4175 C 2974.0234 5406.4287 2933.96 5305.45 2893.3154 5204.6216 C 2825.8408 5035.5347 2756.0564 4867.0537 2685.82 4698.702 C 2589.838 4468.926 2491.5798 4239.7646 2389.968 4011.5657 C 2306.2578 3823.5754 2220.8225 3636.0762 2132.7058 3449.399 C 2080.2996 3338.7058 2027.3406 3228.1826 1973.1085 3118.062 C 1943.3003 3057.2957 1913.0328 2996.6729 1882.6621 2936.0881 C 1826.3383 2824.5916 1769.3668 2713.3086 1710.8177 2602.5586 C 1642.4656 2473.3772 1572.8588 2344.6199 1501.5657 2216.476 C 1379.052 1996.6266 1251.1906 1778.7375 1120.2383 1562.0825 C 1044.4758 1437.1918 967.03406 1312.9678 889.3767 1188.8385 C 744.26965 956.8579 596.83044 725.8325 450.8626 494.20398 C 380.0375 381.1099 309.19153 268.0188 239.4838 154.473 C 207.93512 103.0966 176.84354 51.539467 145.70737 0.0 C 97.13824 52.78449 48.56912 105.568985 0.0 158.35349 z" svg:height="112.635185mm" draw:style-name="style-13" draw:transform="skewX(-0.10071947895499038) rotate(0.04148296609269636) translate(42.828133mm,14.759556mm)" svg:viewBox="0.0 0.0 4822.457 11263.519" svg:width="48.22457mm"/>
                    <draw:path svg:d="M 148.6132 2.0087123 C 101.12222 59.09356 38.355793 111.75015 0.0 171.41011 C 1028.6989 1629.3262 1805.5906 3193.6602 2475.4597 4779.817 C 3376.2656 6922.4624 4079.9248 9112.987 4827.4385 11292.6455 C 4868.4136 11291.412 4819.7476 11210.569 4823.948 11178.521 C 4722.1377 10664.924 4625.151 10150.434 4520.331 9637.394 C 3952.2559 7959.001 3365.1409 6284.439 2675.9404 4635.3804 C 2235.5923 3583.4421 1739.2361 2545.0437 1128.2179 1549.4995 C 812.94696 1031.7931 476.74786 522.5587 163.55756 4.0174246 L 156.91562 0.0 L 148.6132 2.0087123 z" svg:height="112.92645mm" draw:style-name="style-14" draw:transform="skewX(-0.10071947895499038) rotate(0.04148296609269636) translate(42.719383mm,14.670249mm)" svg:viewBox="0.0 0.0 4843.9604 11292.6455" svg:width="48.439606mm"/>
                    <draw:path svg:d="M 151.93417 2.5857286 C 103.80226 62.71839 29.10892 115.95496 0.0 182.03069 C 1215.5615 1906.5098 2081.9824 3774.857 2829.925 5660.2837 C 3566.1555 7524.006 4181.3 9416.68 4827.0234 11301.592 C 4901.512 11327.185 4832.8193 11203.281 4838.276 11168.246 C 4734.6265 10654.349 4642.688 10138.427 4531.7515 9625.788 C 3907.8606 7788.053 3266.6697 5950.8633 2484.4207 4153.605 C 2042.0063 3134.6987 1525.1066 2136.997 911.8449 1177.1053 C 667.97205 787.26605 416.99158 400.2948 180.16237 7.607509 C 172.45547 -2.4383814 163.35962 -0.74530816 151.93417 2.5857286 z" svg:height="113.05045mm" draw:style-name="style-15" draw:transform="skewX(-0.10071947895499038) rotate(0.04148296609269636) translate(42.62655mm,14.604663mm)" svg:viewBox="0.0 0.0 4861.9443 11305.045" svg:width="48.619442mm"/>
                    <draw:path svg:d="M 159.40634 2.4450529 C 106.44911 62.881966 36.35686 118.94392 -1.1368684E-13 186.24222 C 1274.4924 1997.9081 2169.064 3965.571 2942.2227 5949.536 C 3629.784 7722.5225 4215.6484 9519.757 4829.099 11310.49 C 4919.8975 11357.494 4864.21 11223.571 4860.6885 11184.714 C 4756.4136 10666.945 4663.335 10147.22 4552.0923 9630.669 C 3940.0327 7826.461 3309.9595 6024.592 2547.883 4257.6323 C 2098.5679 3214.2156 1576.3839 2192.2368 949.3995 1209.3036 C 700.1306 809.68005 442.28857 413.50012 199.67305 11.149472 C 187.9996 -0.8940551 176.6606 -2.107325 159.40634 2.4450529 z" svg:height="113.20367mm" draw:style-name="style-16" draw:transform="skewX(-0.10071947895499038) rotate(0.04148296609269636) translate(42.50475mm,14.540761mm)" svg:viewBox="0.0 0.0 4880.7974 11320.367" svg:width="48.807972mm"/>
                    <draw:path svg:d="M 166.4634 2.0777576 C 108.557304 63.11638 35.88853 122.974236 0.0 193.90977 C 1273.8093 2008.5537 2169.639 3974.3018 2942.6377 5959.2124 C 3629.488 7731.5874 4216.6143 9529.504 4829.514 11319.832 C 4907.321 11386.068 4911.3623 11263.258 4885.585 11222.454 C 4780.386 10697.279 4684.3525 10170.502 4573.442 9646.327 C 3947.191 7801.2583 3304.075 5957.564 2517.756 4152.709 C 2074.807 3133.0376 1556.7552 2135.1938 942.62616 1174.8068 C 701.24817 788.2886 452.04495 404.6415 217.10812 15.4691725 C 201.26866 -0.45513973 190.81738 -2.367405 166.4634 2.0777576 z" svg:height="113.39068mm" draw:style-name="style-17" draw:transform="skewX(-0.10071947895499038) rotate(0.04148296609269636) translate(42.403053mm,14.471591mm)" svg:viewBox="0.0 0.0 4899.8125 11339.067" svg:width="48.998127mm"/>
                    <draw:path svg:d="M 175.18092 1.2596136 C 110.83378 61.86392 36.984505 126.553825 0.0 200.79169 C 394.76285 771.32495 765.4278 1356.0819 1097.0593 1953.6028 C 2289.5308 4095.0112 3119.3936 6354.122 3903.7454 8611.318 C 4216.428 9516.353 4519.8784 10423.4375 4829.929 11329.058 C 4901.394 11404.753 4945.382 11289.194 4906.3374 11239.248 C 4800.502 10710.198 4703.365 10179.658 4592.109 9651.538 C 3965.1545 7803.809 3320.4194 5957.928 2533.0664 4149.92 C 2092.86 3139.524 1580.8093 2150.204 972.54315 1197.7644 C 727.3435 804.8532 473.57294 415.13858 235.37343 19.338024 C 218.1285 1.7939746 202.47166 -2.5071917 175.18092 1.2596136 z" svg:height="113.5407mm" draw:style-name="style-18" draw:transform="skewX(-0.10071947895499038) rotate(0.04148296609269636) translate(42.29738mm,14.403748mm)" svg:viewBox="0.0 0.0 4920.931 11354.07" svg:width="49.20931mm"/>
                  </draw:g>
                  <draw:g draw:id="g3801">
                    <draw:path svg:d="M 0.0 91.39641 C 1213.2352 1816.2582 2076.844 3683.8533 2824.7937 5568.1475 C 3474.7498 7215.7476 4030.9033 8885.716 4597.4614 10553.1045 C 4527.3027 10215.373 4472.7876 9874.931 4392.865 9538.893 C 3768.3816 7700.918 3127.4336 5865.484 2344.1865 4067.3074 C 1903.6859 3056.0051 1391.331 2067.3726 782.1961 1114.312 C 549.62463 742.90656 311.1059 373.6215 83.85438 -1.4210855E-14 C 55.9029 30.465467 27.951477 60.930935 0.0 91.39641 z" svg:height="105.531044mm" draw:style-name="style-19" draw:transform="skewX(-0.10071947895499038) rotate(0.04148296609269636) translate(42.1356mm,15.488604mm)" svg:viewBox="0.0 0.0 4597.4614 10553.1045" svg:width="45.974617mm"/>
                    <draw:path svg:d="M -1.1368684E-13 105.122604 C 1283.3843 1931.5472 2177.5845 3914.383 2954.6143 5911.828 C 3566.5747 7496.8286 4099.6167 9100.599 4643.54 10701.414 C 4564.7974 10318.797 4501.086 9933.579 4412.8755 9552.6 C 3793.4463 7727.093 3155.2188 5903.2173 2380.3894 4117.3125 C 1936.8402 3096.067 1421.5441 2096.5002 807.3251 1135.2391 C 570.7907 756.8095 326.71356 381.11557 96.72312 -1.4210855E-14 C 64.48209 35.04087 32.241024 70.08173 -1.1368684E-13 105.122604 z" svg:height="107.014145mm" draw:style-name="style-20" draw:transform="skewX(-0.10071947895499038) rotate(0.04148296609269636) translate(42.00678mm,15.3465185mm)" svg:viewBox="0.0 0.0 4643.54 10701.414" svg:width="46.4354mm"/>
                    <draw:path svg:d="M 0.0 118.8488 C 1206.1636 1832.7982 2068.0942 3687.9543 2812.8577 5560.7847 C 3503.9595 7308.182 4089.2117 9080.812 4690.864 10849.389 C 4604.978 10425.955 4530.5454 10000.537 4437.519 9578.341 C 3808.1912 7724.8315 3161.9758 5873.1396 2370.1882 4060.4841 C 1934.4277 3062.6748 1427.445 2087.1445 826.94806 1145.9061 C 587.5564 764.01843 342.29214 384.46878 109.17674 0.0 C 72.78451 39.61627 36.39223 79.23254 0.0 118.8488 z" svg:height="108.49389mm" draw:style-name="style-21" draw:transform="skewX(-0.10071947895499038) rotate(0.04148296609269636) translate(41.874763mm,15.211267mm)" svg:viewBox="0.0 0.0 4690.864 10849.389" svg:width="46.908638mm"/>
                    <draw:path svg:d="M 0.0 132.575 C 1283.9523 1956.7871 2178.484 3938.5667 2955.2441 5934.74 C 3602.534 7609.0137 4160.396 9304.432 4737.3574 10995.0205 C 4642.526 10526.638 4559.5835 10056.139 4457.4165 9589.06 C 3836.3179 7759.4243 3196.9028 5930.292 2420.241 4140.7476 C 1978.1998 3122.7075 1464.5215 2125.6638 852.4733 1166.5061 C 609.2412 777.5728 358.97733 391.48352 122.04548 0.0 C 81.363655 44.19167 40.681828 88.38334 0.0 132.575 z" svg:height="109.95021mm" draw:style-name="style-22" draw:transform="skewX(-0.10071947895499038) rotate(0.04148296609269636) translate(41.74227mm,15.072685mm)" svg:viewBox="0.0 0.0 4737.3574 10995.0205" svg:width="47.373573mm"/>
                    <draw:path svg:d="M -1.1368684E-13 146.63599 C 1030.4358 1606.3735 1807.3623 3172.5857 2477.205 4760.4697 C 3358.7004 6858.851 4052.7908 9003.187 4783.0205 11137.975 C 4682.473 10631.982 4587.2607 10125.065 4483.3853 9619.65 C 3910.7195 7929.123 3321.021 6242.5093 2624.5476 4581.998 C 2176.9868 3516.5374 1670.7281 2465.8193 1047.007 1459.2415 C 747.3481 971.0511 431.09128 489.59143 134.91422 0.0 C 89.942795 48.878662 44.971424 97.757324 -1.1368684E-13 146.63599 z" svg:height="111.379745mm" draw:style-name="style-23" draw:transform="skewX(-0.10071947895499038) rotate(0.04148296609269636) translate(41.60978mm,14.934102mm)" svg:viewBox="0.0 0.0 4783.0205 11137.975" svg:width="47.830204mm"/>
                    <draw:path svg:d="M 0.0 158.35349 C 92.45181 289.11453 183.20322 420.65976 271.25723 553.3834 C 376.31378 710.2197 477.74127 868.6127 577.5634 1027.6964 C 714.60266 1246.9033 846.49725 1468.1895 974.4479 1690.9363 C 1081.3541 1877.4418 1185.6572 2064.9219 1286.564 2253.591 C 1392.7126 2452.043 1496.5719 2651.302 1597.1798 2851.6245 C 1679.7485 3017.5342 1762.2897 3183.4622 1841.2417 3350.5198 C 1906.5889 3487.212 1971.0646 3624.174 2033.8362 3761.6506 C 2195.0117 4112.9233 2349.6353 4466.1455 2498.2935 4820.9893 C 2572.4065 4996.5 2643.8987 5172.7227 2715.269 5348.9683 C 2829.3389 5631.1475 2939.896 5914.2456 3048.1785 6197.902 C 3160.296 6490.608 3268.438 6784.29 3376.209 7078.0522 C 3477.429 7356.262 3577.1785 7634.8193 3675.4146 7913.725 C 3850.3452 8410.16 4021.4043 8907.478 4190.53 9405.218 C 4368.304 9926.607 4544.4375 10448.359 4721.876 10969.823 C 4755.4033 11067.722 4788.93 11165.62 4822.457 11263.519 C 4716.5967 10723.508 4610.9453 10183.44 4504.954 9643.464 C 4407.983 9357.734 4311.6055 9071.873 4212.977 8786.511 C 4145.2793 8589.837 4077.2344 8393.24 4008.321 8196.839 C 3931.6428 7977.9766 3854.1584 7759.2964 3775.928 7540.792 C 3638.87 7157.992 3499.4065 6775.7485 3355.6628 6394.545 C 3244.104 6098.2617 3130.4878 5802.4785 3014.0515 5507.4175 C 2974.0234 5406.4287 2933.96 5305.45 2893.3154 5204.6216 C 2825.8408 5035.5347 2756.0564 4867.0537 2685.82 4698.702 C 2589.838 4468.926 2491.5798 4239.7646 2389.968 4011.5657 C 2306.2578 3823.5754 2220.8225 3636.0762 2132.7058 3449.399 C 2080.2996 3338.7058 2027.3406 3228.1826 1973.1085 3118.062 C 1943.3003 3057.2957 1913.0328 2996.6729 1882.6621 2936.0881 C 1826.3383 2824.5916 1769.3668 2713.3086 1710.8177 2602.5586 C 1642.4656 2473.3772 1572.8588 2344.6199 1501.5657 2216.476 C 1379.052 1996.6266 1251.1906 1778.7375 1120.2383 1562.0825 C 1044.4758 1437.1918 967.03406 1312.9678 889.3767 1188.8385 C 744.26965 956.8579 596.83044 725.8325 450.8626 494.20398 C 380.0375 381.1099 309.19153 268.0188 239.4838 154.473 C 207.93512 103.0966 176.84354 51.539467 145.70737 0.0 C 97.13824 52.78449 48.56912 105.568985 0.0 158.35349 z" svg:height="112.635185mm" draw:style-name="style-24" draw:transform="skewX(-0.10071947895499038) rotate(0.04148296609269636) translate(41.50089mm,14.814645mm)" svg:viewBox="0.0 0.0 4822.457 11263.519" svg:width="48.22457mm"/>
                    <draw:path svg:d="M 148.6132 2.0087123 C 101.12222 59.09356 38.355793 111.75015 0.0 171.41011 C 1028.6989 1629.3262 1805.5906 3193.6602 2475.4597 4779.817 C 3376.2656 6922.4624 4079.9248 9112.987 4827.4385 11292.6455 C 4868.4136 11291.412 4819.7476 11210.569 4823.948 11178.521 C 4722.1377 10664.924 4625.151 10150.434 4520.331 9637.394 C 3952.2559 7959.001 3365.1409 6284.439 2675.9404 4635.3804 C 2235.5923 3583.4421 1739.2361 2545.0437 1128.2179 1549.4995 C 812.94696 1031.7931 476.74786 522.5587 163.55756 4.0174246 L 156.91562 0.0 L 148.6132 2.0087123 z" svg:height="112.92645mm" draw:style-name="style-25" draw:transform="skewX(-0.10071947895499038) rotate(0.04148296609269636) translate(41.39214mm,14.725338mm)" svg:viewBox="0.0 0.0 4843.9604 11292.6455" svg:width="48.439606mm"/>
                    <draw:path svg:d="M 151.93417 2.5857286 C 103.80226 62.71839 29.10892 115.95496 0.0 182.03069 C 1215.5615 1906.5098 2081.9824 3774.857 2829.925 5660.2837 C 3566.1555 7524.006 4181.3 9416.68 4827.0234 11301.592 C 4901.512 11327.185 4832.8193 11203.281 4838.276 11168.246 C 4734.6265 10654.349 4642.688 10138.427 4531.7515 9625.788 C 3907.8606 7788.053 3266.6697 5950.8633 2484.4207 4153.605 C 2042.0063 3134.6987 1525.1066 2136.997 911.8449 1177.1053 C 667.97205 787.26605 416.99158 400.2948 180.16237 7.607509 C 172.45547 -2.4383814 163.35962 -0.74530816 151.93417 2.5857286 z" svg:height="113.05045mm" draw:style-name="style-26" draw:transform="skewX(-0.10071947895499038) rotate(0.04148296609269636) translate(41.299305mm,14.659753mm)" svg:viewBox="0.0 0.0 4861.9443 11305.045" svg:width="48.619442mm"/>
                    <draw:path svg:d="M 159.40634 2.4450529 C 106.44911 62.881966 36.35686 118.94392 -1.1368684E-13 186.24222 C 1274.4924 1997.9081 2169.064 3965.571 2942.2227 5949.536 C 3629.784 7722.5225 4215.6484 9519.757 4829.099 11310.49 C 4919.8975 11357.494 4864.21 11223.571 4860.6885 11184.714 C 4756.4136 10666.945 4663.335 10147.22 4552.0923 9630.669 C 3940.0327 7826.461 3309.9595 6024.592 2547.883 4257.6323 C 2098.5679 3214.2156 1576.3839 2192.2368 949.3995 1209.3036 C 700.1306 809.68005 442.28857 413.50012 199.67305 11.149472 C 187.9996 -0.8940551 176.6606 -2.107325 159.40634 2.4450529 z" svg:height="113.20367mm" draw:style-name="style-27" draw:transform="skewX(-0.10071947895499038) rotate(0.04148296609269636) translate(41.1775mm,14.59585mm)" svg:viewBox="0.0 0.0 4880.7974 11320.367" svg:width="48.807972mm"/>
                    <draw:path svg:d="M 166.4634 2.0777576 C 108.557304 63.11638 35.88853 122.974236 0.0 193.90977 C 1273.8093 2008.5537 2169.639 3974.3018 2942.6377 5959.2124 C 3629.488 7731.5874 4216.6143 9529.504 4829.514 11319.832 C 4907.321 11386.068 4911.3623 11263.258 4885.585 11222.454 C 4780.386 10697.279 4684.3525 10170.502 4573.442 9646.327 C 3947.191 7801.2583 3304.075 5957.564 2517.756 4152.709 C 2074.807 3133.0376 1556.7552 2135.1938 942.62616 1174.8068 C 701.24817 788.2886 452.04495 404.6415 217.10812 15.4691725 C 201.26866 -0.45513973 190.81738 -2.367405 166.4634 2.0777576 z" svg:height="113.39068mm" draw:style-name="style-28" draw:transform="skewX(-0.10071947895499038) rotate(0.04148296609269636) translate(41.07581mm,14.526681mm)" svg:viewBox="0.0 0.0 4899.8125 11339.067" svg:width="48.998127mm"/>
                    <draw:path svg:d="M 175.18092 1.2596136 C 110.83378 61.86392 36.984505 126.553825 0.0 200.79169 C 394.76285 771.32495 765.4278 1356.0819 1097.0593 1953.6028 C 2289.5308 4095.0112 3119.3936 6354.122 3903.7454 8611.318 C 4216.428 9516.353 4519.8784 10423.4375 4829.929 11329.058 C 4901.394 11404.753 4945.382 11289.194 4906.3374 11239.248 C 4800.502 10710.198 4703.365 10179.658 4592.109 9651.538 C 3965.1545 7803.809 3320.4194 5957.928 2533.0664 4149.92 C 2092.86 3139.524 1580.8093 2150.204 972.54315 1197.7644 C 727.3435 804.8532 473.57294 415.13858 235.37343 19.338024 C 218.1285 1.7939746 202.47166 -2.5071917 175.18092 1.2596136 z" svg:height="113.5407mm" draw:style-name="style-29" draw:transform="skewX(-0.10071947895499038) rotate(0.04148296609269636) translate(40.970135mm,14.4588375mm)" svg:viewBox="0.0 0.0 4920.931 11354.07" svg:width="49.20931mm"/>
                  </draw:g>
                </draw:g>
              </draw:g>
              <draw:path svg:d="M 174.13583 0.0 L 0.0 221.75163 L 723.3311 1552.259 L 174.13583 0.0 z" svg:height="15.52259mm" draw:style-name="style-30" svg:viewBox="0.0 0.0 723.3311 1552.259" svg:width="7.233311mm" svg:x="100.81087mm" svg:y="112.52095mm"/>
            </draw:g>
            <draw:path svg:d="M 7524.936 448.8405 C 7524.936 696.7281 5840.4214 897.681 3762.468 897.681 C 1684.5143 897.681 0.0 696.7281 0.0 448.8405 C 0.0 200.95299 1684.5143 1.8189894E-12 3762.468 1.8189894E-12 C 5840.4214 1.8189894E-12 7524.936 200.95299 7524.936 448.8405 z" svg:height="8.97681mm" draw:style-name="style-31" draw:transform="skewX(-0.03120980024534575) rotate(-0.10134230148912478) translate(95.13988mm,140.14166mm)" svg:viewBox="0.0 0.0 7524.936 897.681" svg:width="75.24936mm"/>
            <draw:g draw:id="g3563">
              <draw:g draw:id="g3419">
                <draw:path svg:d="M 3687.57 502.6977 C 3687.57 780.187 2861.5547 1005.3954 1843.785 1005.3954 C 826.01587 1005.3954 2.2737368E-13 780.187 2.2737368E-13 502.6977 C 2.2737368E-13 225.20842 826.01587 0.0 1843.785 0.0 C 2861.5547 0.0 3687.57 225.20842 3687.57 502.6977 z M 34039.355 3922.7454 z" svg:height="39.227455mm" draw:style-name="style-32" svg:viewBox="0.0 0.0 34039.35 3922.7456" svg:width="340.39352mm" svg:x="140.11154mm" svg:y="131.47311mm"/>
                <draw:path svg:d="M 1850.057 504.79266 C 2867.8264 504.79266 3700.1138 281.6783 3700.1138 4.1894684 L 3700.1138 1470.3915 C 3700.1138 1747.8804 2874.098 1973.0887 1850.057 1970.9943 C 826.01587 1968.9001 0.0 1743.6913 0.0 1466.202 L 0.0 0.0 C 0.0 277.4893 832.2873 504.79266 1850.057 504.79266 z" svg:height="19.710087mm" draw:style-name="style-33" svg:viewBox="0.0 0.0 3700.1138 1971.0088" svg:width="37.001137mm" svg:x="140.21187mm" svg:y="136.45805mm"/>
                <draw:path svg:d="M 1829.149 187.05106 C 1829.149 290.30356 1419.4196 374.10233 914.5744 374.10233 C 409.7292 374.10233 4.5474735E-13 290.30356 4.5474735E-13 187.05106 C 4.5474735E-13 83.79899 409.7292 -4.5474735E-13 914.5744 -4.5474735E-13 C 1419.4196 -4.5474735E-13 1829.149 83.79899 1829.149 187.05106 z" svg:height="3.7410233mm" draw:style-name="style-34" svg:viewBox="0.0 0.0 1829.149 374.10233" svg:width="18.29149mm" svg:x="149.98685mm" svg:y="128.2114mm"/>
                <draw:path svg:d="M 917.6855 187.83073 C 1422.5306 187.83073 1835.371 104.81098 1835.371 1.5589135 L 1835.371 547.12494 C 1835.371 650.377 1425.6415 734.1758 917.6855 733.3963 C 409.72946 732.6173 0.0 648.8181 0.0 545.56604 L 0.0 0.0 C 0.0 103.25252 412.84027 187.83073 917.6855 187.83073 z" svg:height="7.334017mm" draw:style-name="style-35" svg:viewBox="0.0 0.0 1835.371 733.4017" svg:width="18.353708mm" svg:x="149.94951mm" svg:y="130.08186mm"/>
              </draw:g>
            </draw:g>
            <draw:g draw:id="g4427">
              <draw:path svg:d="M 342.29984 83.27091 C 318.45398 92.60497 296.34372 102.51554 275.90167 112.94126 L 588.5635 288.8341 C 588.5635 288.8341 820.2656 331.31454 43.870464 311.9165 C -57.160187 449.96283 -20.569641 570.54816 554.2656 739.32825 L 1966.5122 728.2743 L 681.8051 764.0045 C 935.04663 828.9602 1347.5101 933.15765 1779.8497 1019.17224 L 3309.4631 1048.2701 L 2224.4778 1102.5239 C 4129.782 1443.0441 6601.786 1696.991 7113.081 1581.3464 C 6361.347 1346.9614 4727.399 612.2648 2787.9712 238.66032 C 2683.7266 218.57918 2386.7947 166.91809 2291.4128 150.09903 L 2936.4631 537.6069 L 2134.5552 101.758965 C 1567.3553 13.185564 1127.2264 -11.305834 811.2259 4.4708185 C 1042.2377 125.73602 1353.3108 276.07245 1353.3108 276.07245 L 602.4511 22.940298 C 493.14615 37.432304 406.4864 58.14648 342.29984 83.27091 z" svg:height="16.0968mm" draw:style-name="style-36" svg:viewBox="0.0 0.0 7113.081 1609.6799" svg:width="71.13081mm" svg:x="15.00316mm" svg:y="103.74765mm"/>
              <draw:g draw:id="g4298">
                <draw:path svg:d="M -2.2737368E-13 56.80887 L 47.06378 0.0 C 444.49255 725.89453 704.8847 991.6587 1442.3169 3415.4429 L 1544.826 3994.9814 C 1114.0802 2601.6653 715.9139 1177.1647 -2.2737368E-13 56.80887 z" svg:height="39.949814mm" draw:style-name="style-37" draw:transform="skewX(-0.557392368389946) rotate(0.49507834202849843) translate(54.071354mm,112.243416mm)" svg:viewBox="0.0 0.0 1544.826 3994.9814" svg:width="15.44826mm"/>
                <draw:g draw:id="g4302">
                  <draw:path svg:d="M 2.842171E-14 32.359882 C 388.17554 643.0658 664.4878 1304.308 903.7949 1971.4626 C 1111.7489 2554.813 1289.6906 3146.0833 1470.9613 3736.4402 C 1448.5139 3616.863 1431.0718 3496.3257 1405.5006 3377.3477 C 1205.6965 2726.593 1000.6248 2076.7378 750.02423 1440.074 C 609.08575 1082.0116 445.15744 731.9755 250.26424 394.53418 C 175.85283 263.03406 99.53857 132.28471 26.829273 0.0 C 17.886177 10.786628 8.943096 21.573256 2.842171E-14 32.359882 z" svg:height="37.364403mm" draw:style-name="style-38" draw:transform="skewX(-0.5573923683899461) rotate(0.49507834202849854) translate(54.039093mm,111.934395mm)" svg:viewBox="0.0 0.0 1470.9613 3736.4402" svg:width="14.709614mm"/>
                  <draw:path svg:d="M 0.0 37.21979 C 410.61978 683.88513 696.7198 1385.9296 945.33105 2093.1465 C 1141.1283 2654.3328 1311.6755 3222.165 1485.7041 3788.951 C 1460.5105 3653.4812 1440.1259 3517.0908 1411.903 3382.2007 C 1213.716 2735.8604 1009.51465 2090.0977 761.6074 1457.7788 C 619.6935 1096.1958 454.82413 742.28845 258.3043 401.94363 C 182.62494 267.95657 104.53225 134.93808 30.946636 0.0 C 20.631096 12.406597 10.31554 24.813194 0.0 37.21979 z" svg:height="37.88951mm" draw:style-name="style-39" draw:transform="skewX(-0.5573923683899461) rotate(0.49507834202849854) translate(53.955322mm,111.92036mm)" svg:viewBox="0.0 0.0 1485.7041 3788.951" svg:width="14.857041mm"/>
                  <draw:path svg:d="M 0.0 42.0797 C 385.91296 648.92194 661.6883 1305.76 899.976 1968.8558 C 1121.0945 2587.5405 1308.3463 3215.159 1500.8455 3841.343 C 1473.3662 3691.4219 1449.5514 3540.7979 1419.7876 3391.3147 C 1218.4336 2735.0598 1011.6766 2079.4485 758.34357 1437.6582 C 618.92163 1084.3729 456.7121 738.976 264.58267 405.72043 C 187.98912 270.50897 109.51663 136.1253 34.931183 0.0 C 23.28746 14.0265665 11.643722 28.053133 0.0 42.0797 z" svg:height="38.41343mm" draw:style-name="style-40" draw:transform="skewX(-0.5573923683899461) rotate(0.49507834202849854) translate(53.87281mm,111.908325mm)" svg:viewBox="0.0 0.0 1500.8455 3841.343" svg:width="15.008454mm"/>
                  <draw:path svg:d="M 0.0 46.93961 C 410.8015 692.82153 697.00757 1394.492 945.5326 2101.2588 C 1152.6335 2694.0532 1331.122 3294.3345 1515.7211 3892.9055 C 1485.3798 3727.0693 1458.8422 3560.4844 1426.1539 3395.1099 C 1227.4329 2747.3079 1022.8515 2099.6838 774.3579 1466.0762 C 632.9266 1105.6283 468.57477 752.6142 272.74948 413.01407 C 194.92719 275.30804 114.85507 138.60895 39.048546 0.0 C 26.032364 15.646536 13.016182 31.293072 0.0 46.93961 z" svg:height="38.929058mm" draw:style-name="style-41" draw:transform="skewX(-0.5573923683899461) rotate(0.49507834202849854) translate(53.78908mm,111.89561mm)" svg:viewBox="0.0 0.0 1515.7211 3892.9058" svg:width="15.15721mm"/>
                  <draw:path svg:d="M 0.0 51.918053 C 329.6887 568.75385 578.26697 1123.2881 792.5837 1685.4956 C 1074.6188 2428.4502 1296.6935 3187.6753 1530.331 3943.5198 C 1498.1609 3764.368 1467.6975 3584.8884 1434.4625 3405.9407 C 1251.2377 2807.3916 1062.5632 2210.2278 839.726 1622.3058 C 696.52856 1245.068 534.5508 873.04987 334.99066 516.66016 C 239.11458 343.8111 137.92798 173.34512 43.16591 7.1054274E-15 C 28.777267 17.306017 14.388641 34.612034 0.0 51.918053 z" svg:height="39.4352mm" draw:style-name="style-42" draw:transform="skewX(-0.5573923683899461) rotate(0.49507834202849854) translate(53.705357mm,111.88289mm)" svg:viewBox="0.0 0.0 1530.331 3943.5198" svg:width="15.30331mm"/>
                  <draw:path svg:d="M 0.0 56.066753 C 29.580029 102.36412 58.61601 148.93913 86.78896 195.93138 C 120.401886 251.46095 152.85368 307.54166 184.79185 363.867 C 228.63768 441.47955 270.83743 519.8283 311.77533 598.6942 C 345.98007 664.7285 379.35193 731.1078 411.63715 797.90826 C 445.5995 868.17224 478.8293 938.72205 511.01892 1009.6484 C 537.4368 1068.3905 563.84595 1127.1392 589.1067 1186.2876 C 610.0146 1234.6849 630.6436 1283.178 650.7274 1331.8529 C 702.2957 1456.2249 751.76764 1581.287 799.3309 1706.9232 C 823.04346 1769.0647 845.9174 1831.4581 868.75244 1893.8599 C 905.24915 1993.7684 940.622 2094.0024 975.267 2194.4338 C 1011.1391 2298.0698 1045.7393 2402.051 1080.2206 2506.0608 C 1112.6061 2604.564 1144.521 2703.1902 1175.9517 2801.9397 C 1231.9209 2977.7078 1286.6514 3153.7886 1340.7632 3330.0188 C 1397.6422 3514.6223 1453.9963 3699.3542 1510.7678 3883.9841 C 1521.4949 3918.6462 1532.2219 3953.308 1542.9489 3987.9702 C 1509.0787 3796.7734 1475.2755 3605.557 1441.3635 3414.3723 C 1410.3375 3313.2065 1379.5015 3211.9941 1347.9452 3110.959 C 1326.2853 3041.3242 1304.5142 2971.717 1282.4653 2902.1792 C 1257.9321 2824.6885 1233.1409 2747.2625 1208.1111 2669.8987 C 1164.2593 2534.3643 1119.6378 2399.0269 1073.6469 2264.0576 C 1037.9536 2159.1553 1001.602 2054.43 964.3481 1949.9606 C 951.5411 1914.2043 938.7227 1878.4518 925.71844 1842.7524 C 904.12994 1782.8854 881.8023 1723.2328 859.3302 1663.6261 C 828.6206 1582.2712 797.18286 1501.1344 764.67206 1420.338 C 737.889 1353.7781 710.55383 1287.392 682.36084 1221.2969 C 665.5934 1182.1049 648.6492 1142.9728 631.2976 1103.9835 C 621.76044 1082.4685 612.0763 1061.0044 602.3592 1039.5537 C 584.3383 1000.077 566.1102 960.6762 547.37744 921.46387 C 525.5081 875.7259 503.2374 830.13794 480.4271 784.7673 C 441.22873 706.9271 400.31937 629.7812 358.42108 553.07214 C 334.18085 508.8532 309.4033 464.8704 284.55676 420.92105 C 238.12964 338.78586 190.95636 256.98883 144.25385 174.97824 C 121.59329 134.93607 98.92606 94.894936 76.623024 54.692833 C 66.529 36.50246 56.581226 18.248102 46.619183 0.0 C 31.079454 18.688917 15.539727 37.377834 0.0 56.066753 z" svg:height="39.879704mm" draw:style-name="style-43" draw:transform="skewX(-0.5573923683899461) rotate(0.49507834202849854) translate(53.634754mm,111.87117mm)" svg:viewBox="0.0 0.0 1542.9489 3987.9702" svg:width="15.429488mm"/>
                  <draw:path svg:d="M 47.54891 0.7112062 C 32.354134 20.922712 12.271965 39.566345 -2.842171E-14 60.689594 C 329.133 576.8805 577.7001 1130.7498 792.0252 1692.3457 C 1080.2388 2450.9724 1305.3751 3226.5513 1544.5426 3998.2827 C 1557.6526 3997.846 1542.0818 3969.223 1543.426 3957.876 C 1510.8516 3776.0312 1479.8206 3593.8706 1446.2833 3412.2231 C 1264.5272 2817.97 1076.6794 2225.0735 856.1692 1641.2063 C 715.2795 1268.7563 556.4699 901.10016 360.97418 548.617 C 260.103 365.31747 152.53584 185.01755 52.330364 1.4224124 L 50.205273 0.0 L 47.54891 0.7112062 z" svg:height="39.982826mm" draw:style-name="style-44" draw:transform="skewX(-0.5573923683899461) rotate(0.49507834202849854) translate(53.5739mm,111.86631mm)" svg:viewBox="0.0 0.0 1549.8289 3998.2827" svg:width="15.498289mm"/>
                  <draw:path svg:d="M 48.611454 0.91550505 C 33.211613 22.206123 9.313421 41.055103 0.0 64.44993 C 388.91983 675.0203 666.1319 1336.5288 905.4367 2004.0845 C 1140.9941 2663.9553 1337.81 3334.077 1544.4098 4001.4504 C 1568.2426 4010.5117 1546.2642 3966.6426 1548.01 3954.238 C 1514.8474 3772.2869 1485.4316 3589.6194 1449.9373 3408.1138 C 1250.323 2757.4443 1045.1735 2106.9673 794.8923 1470.6285 C 653.3415 1109.8738 487.959 756.62683 291.74548 416.7668 C 213.71817 278.74002 133.41676 141.72868 57.64309 2.6935205 C 55.177265 -0.8633352 52.267033 -0.2638844 48.611454 0.91550505 z" svg:height="40.02673mm" draw:style-name="style-45" draw:transform="skewX(-0.5573923683899461) rotate(0.49507834202849854) translate(53.525383mm,111.864586mm)" svg:viewBox="0.0 0.0 1555.5828 4002.673" svg:width="15.555827mm"/>
                  <draw:path svg:d="M 51.002182 0.8656973 C 34.058475 22.264036 11.632405 42.113373 0.0 65.94106 C 407.77484 707.38086 693.99365 1404.0532 941.36633 2106.4976 C 1161.3522 2734.2422 1348.8 3370.5725 1545.0739 4004.601 C 1574.1249 4021.243 1556.3076 3973.8264 1555.181 3960.0686 C 1521.8181 3776.7468 1492.0375 3592.7324 1456.4454 3409.842 C 1260.6165 2771.0427 1059.024 2133.0715 815.19714 1507.4606 C 671.43835 1138.0277 504.36523 776.18506 303.76108 428.16696 C 224.00732 286.67593 141.51057 146.40417 63.885544 3.9475908 C 60.150616 -0.31654984 56.522697 -0.74612117 51.002182 0.8656973 z" svg:height="40.08098mm" draw:style-name="style-46" draw:transform="skewX(-0.5573923683899461) rotate(0.49507834202849854) translate(53.468857mm,111.867386mm)" svg:viewBox="0.0 0.0 1561.6147 4008.098" svg:width="15.616148mm"/>
                  <draw:path svg:d="M 53.26009 0.73565245 C 34.73299 22.347034 11.482563 43.54035 -2.842171E-14 68.655846 C 407.55627 711.1501 694.1777 1407.1444 941.4992 2109.9233 C 1161.2574 2737.4517 1349.109 3374.0237 1545.2067 4007.9084 C 1570.1011 4031.36 1571.3942 3987.878 1563.1466 3973.4307 C 1529.4883 3787.487 1498.7621 3600.9758 1463.2762 3415.3862 C 1262.9067 2762.1196 1057.1412 2109.3398 805.558 1470.3113 C 663.836 1109.2858 498.08502 755.9884 301.59396 415.953 C 224.3649 279.10205 144.63213 143.26768 69.463905 5.477027 C 64.396065 -0.16114712 61.052166 -0.8382052 53.26009 0.73565245 z" svg:height="40.14719mm" draw:style-name="style-47" draw:transform="skewX(-0.5573923683899461) rotate(0.49507834202849854) translate(53.416573mm,111.86611mm)" svg:viewBox="0.0 0.0 1567.6987 4014.7192" svg:width="15.676988mm"/>
                  <draw:path svg:d="M 56.04927 0.44597977 C 35.461353 21.903587 11.833221 44.807747 -2.842171E-14 71.09246 C 126.30467 273.09592 244.89922 480.1354 351.00497 691.69415 C 732.5371 1449.8828 998.05237 2249.7454 1249.0063 3048.9302 C 1349.0494 3369.3672 1446.1385 3690.5305 1545.3395 4011.1748 C 1568.2047 4037.9756 1582.2787 3997.0608 1569.7864 3979.377 C 1535.9243 3792.0613 1504.8453 3604.2175 1469.2487 3417.231 C 1268.6542 2763.0227 1062.3707 2109.4688 810.45654 1469.3239 C 669.6122 1111.5823 505.78116 761.3029 311.16592 424.08142 C 232.71411 284.96695 151.52002 146.98428 75.30791 6.8468356 C 69.790375 0.63517606 64.78097 -0.88769823 56.04927 0.44597977 z" svg:height="40.20031mm" draw:style-name="style-48" draw:transform="skewX(-0.5573923683899461) rotate(0.49507834202849854) translate(53.363537mm,111.86571mm)" svg:viewBox="0.0 0.0 1574.4556 4020.031" svg:width="15.744556mm"/>
                </draw:g>
                <draw:g draw:id="g4326">
                  <draw:path svg:d="M 2.842171E-14 32.359882 C 388.17554 643.0658 664.4878 1304.308 903.7949 1971.4626 C 1111.7489 2554.813 1289.6906 3146.0833 1470.9613 3736.4402 C 1448.5139 3616.863 1431.0718 3496.3257 1405.5006 3377.3477 C 1205.6965 2726.593 1000.6248 2076.7378 750.02423 1440.074 C 609.08575 1082.0116 445.15744 731.9755 250.26424 394.53418 C 175.85283 263.03406 99.53857 132.28471 26.829273 0.0 C 17.886177 10.786628 8.943096 21.573256 2.842171E-14 32.359882 z" svg:height="37.364403mm" draw:style-name="style-49" draw:transform="skewX(-0.5573923683899461) rotate(0.49507834202849854) translate(53.665108mm,112.13632mm)" svg:viewBox="0.0 0.0 1470.9613 3736.4402" svg:width="14.709614mm"/>
                  <draw:path svg:d="M 0.0 37.21979 C 410.61978 683.88513 696.7198 1385.9296 945.33105 2093.1465 C 1141.1283 2654.3328 1311.6755 3222.165 1485.7041 3788.951 C 1460.5105 3653.4812 1440.1259 3517.0908 1411.903 3382.2007 C 1213.716 2735.8604 1009.51465 2090.0977 761.6074 1457.7788 C 619.6935 1096.1958 454.82413 742.28845 258.3043 401.94363 C 182.62494 267.95657 104.53225 134.93808 30.946636 0.0 C 20.631096 12.406597 10.31554 24.813194 0.0 37.21979 z" svg:height="37.88951mm" draw:style-name="style-50" draw:transform="skewX(-0.5573923683899461) rotate(0.49507834202849854) translate(53.581337mm,112.12228mm)" svg:viewBox="0.0 0.0 1485.7041 3788.951" svg:width="14.857041mm"/>
                  <draw:path svg:d="M 0.0 42.0797 C 385.91296 648.92194 661.6883 1305.76 899.976 1968.8558 C 1121.0945 2587.5405 1308.3463 3215.159 1500.8455 3841.343 C 1473.3662 3691.4219 1449.5514 3540.7979 1419.7876 3391.3147 C 1218.4336 2735.0598 1011.6766 2079.4485 758.34357 1437.6582 C 618.92163 1084.3729 456.7121 738.976 264.58267 405.72043 C 187.98912 270.50897 109.51663 136.1253 34.931183 0.0 C 23.28746 14.0265665 11.643722 28.053133 0.0 42.0797 z" svg:height="38.41343mm" draw:style-name="style-51" draw:transform="skewX(-0.5573923683899461) rotate(0.49507834202849854) translate(53.49882mm,112.11025mm)" svg:viewBox="0.0 0.0 1500.8455 3841.343" svg:width="15.008454mm"/>
                  <draw:path svg:d="M 0.0 46.93961 C 410.8015 692.82153 697.00757 1394.492 945.5326 2101.2588 C 1152.6335 2694.0532 1331.122 3294.3345 1515.7211 3892.9055 C 1485.3798 3727.0693 1458.8422 3560.4844 1426.1539 3395.1099 C 1227.4329 2747.3079 1022.8515 2099.6838 774.3579 1466.0762 C 632.9266 1105.6283 468.57477 752.6142 272.74948 413.01407 C 194.92719 275.30804 114.85507 138.60895 39.048546 0.0 C 26.032364 15.646536 13.016182 31.293072 0.0 46.93961 z" svg:height="38.929058mm" draw:style-name="style-52" draw:transform="skewX(-0.5573923683899461) rotate(0.49507834202849854) translate(53.415096mm,112.097534mm)" svg:viewBox="0.0 0.0 1515.7211 3892.9058" svg:width="15.15721mm"/>
                  <draw:path svg:d="M 0.0 51.918053 C 329.6887 568.75385 578.26697 1123.2881 792.5837 1685.4956 C 1074.6188 2428.4502 1296.6935 3187.6753 1530.331 3943.5198 C 1498.1609 3764.368 1467.6975 3584.8884 1434.4625 3405.9407 C 1251.2377 2807.3916 1062.5632 2210.2278 839.726 1622.3058 C 696.52856 1245.068 534.5508 873.04987 334.99066 516.66016 C 239.11458 343.8111 137.92798 173.34512 43.16591 7.1054274E-15 C 28.777267 17.306017 14.388641 34.612034 0.0 51.918053 z" svg:height="39.4352mm" draw:style-name="style-53" draw:transform="skewX(-0.5573923683899461) rotate(0.49507834202849854) translate(53.331367mm,112.084816mm)" svg:viewBox="0.0 0.0 1530.331 3943.5198" svg:width="15.30331mm"/>
                  <draw:path svg:d="M 0.0 56.066753 C 29.580029 102.36412 58.61601 148.93913 86.78896 195.93138 C 120.401886 251.46095 152.85368 307.54166 184.79185 363.867 C 228.63768 441.47955 270.83743 519.8283 311.77533 598.6942 C 345.98007 664.7285 379.35193 731.1078 411.63715 797.90826 C 445.5995 868.17224 478.8293 938.72205 511.01892 1009.6484 C 537.4368 1068.3905 563.84595 1127.1392 589.1067 1186.2876 C 610.0146 1234.6849 630.6436 1283.178 650.7274 1331.8529 C 702.2957 1456.2249 751.76764 1581.287 799.3309 1706.9232 C 823.04346 1769.0647 845.9174 1831.4581 868.75244 1893.8599 C 905.24915 1993.7684 940.622 2094.0024 975.267 2194.4338 C 1011.1391 2298.0698 1045.7393 2402.051 1080.2206 2506.0608 C 1112.6061 2604.564 1144.521 2703.1902 1175.9517 2801.9397 C 1231.9209 2977.7078 1286.6514 3153.7886 1340.7632 3330.0188 C 1397.6422 3514.6223 1453.9963 3699.3542 1510.7678 3883.9841 C 1521.4949 3918.6462 1532.2219 3953.308 1542.9489 3987.9702 C 1509.0787 3796.7734 1475.2755 3605.557 1441.3635 3414.3723 C 1410.3375 3313.2065 1379.5015 3211.9941 1347.9452 3110.959 C 1326.2853 3041.3242 1304.5142 2971.717 1282.4653 2902.1792 C 1257.9321 2824.6885 1233.1409 2747.2625 1208.1111 2669.8987 C 1164.2593 2534.3643 1119.6378 2399.0269 1073.6469 2264.0576 C 1037.9536 2159.1553 1001.602 2054.43 964.3481 1949.9606 C 951.5411 1914.2043 938.7227 1878.4518 925.71844 1842.7524 C 904.12994 1782.8854 881.8023 1723.2328 859.3302 1663.6261 C 828.6206 1582.2712 797.18286 1501.1344 764.67206 1420.338 C 737.889 1353.7781 710.55383 1287.392 682.36084 1221.2969 C 665.5934 1182.1049 648.6492 1142.9728 631.2976 1103.9835 C 621.76044 1082.4685 612.0763 1061.0044 602.3592 1039.5537 C 584.3383 1000.077 566.1102 960.6762 547.37744 921.46387 C 525.5081 875.7259 503.2374 830.13794 480.4271 784.7673 C 441.22873 706.9271 400.31937 629.7812 358.42108 553.07214 C 334.18085 508.8532 309.4033 464.8704 284.55676 420.92105 C 238.12964 338.78586 190.95636 256.98883 144.25385 174.97824 C 121.59329 134.93607 98.92606 94.894936 76.623024 54.692833 C 66.529 36.50246 56.581226 18.248102 46.619183 0.0 C 31.079454 18.688917 15.539727 37.377834 0.0 56.066753 z" svg:height="39.879704mm" draw:style-name="style-54" draw:transform="skewX(-0.5573923683899461) rotate(0.49507834202849854) translate(53.260765mm,112.0731mm)" svg:viewBox="0.0 0.0 1542.9489 3987.9702" svg:width="15.429488mm"/>
                  <draw:path svg:d="M 47.54891 0.7112062 C 32.354134 20.922712 12.271965 39.566345 -2.842171E-14 60.689594 C 329.133 576.8805 577.7001 1130.7498 792.0252 1692.3457 C 1080.2388 2450.9724 1305.3751 3226.5513 1544.5426 3998.2827 C 1557.6526 3997.846 1542.0818 3969.223 1543.426 3957.876 C 1510.8516 3776.0312 1479.8206 3593.8706 1446.2833 3412.2231 C 1264.5272 2817.97 1076.6794 2225.0735 856.1692 1641.2063 C 715.2795 1268.7563 556.4699 901.10016 360.97418 548.617 C 260.103 365.31747 152.53584 185.01755 52.330364 1.4224124 L 50.205273 0.0 L 47.54891 0.7112062 z" svg:height="39.982826mm" draw:style-name="style-55" draw:transform="skewX(-0.5573923683899461) rotate(0.49507834202849854) translate(53.199913mm,112.06824mm)" svg:viewBox="0.0 0.0 1549.8289 3998.2827" svg:width="15.498289mm"/>
                  <draw:path svg:d="M 48.611454 0.91550505 C 33.211613 22.206123 9.313421 41.055103 0.0 64.44993 C 388.91983 675.0203 666.1319 1336.5288 905.4367 2004.0845 C 1140.9941 2663.9553 1337.81 3334.077 1544.4098 4001.4504 C 1568.2426 4010.5117 1546.2642 3966.6426 1548.01 3954.238 C 1514.8474 3772.2869 1485.4316 3589.6194 1449.9373 3408.1138 C 1250.323 2757.4443 1045.1735 2106.9673 794.8923 1470.6285 C 653.3415 1109.8738 487.959 756.62683 291.74548 416.7668 C 213.71817 278.74002 133.41676 141.72868 57.64309 2.6935205 C 55.177265 -0.8633352 52.267033 -0.2638844 48.611454 0.91550505 z" svg:height="40.02673mm" draw:style-name="style-56" draw:transform="skewX(-0.5573923683899461) rotate(0.49507834202849854) translate(53.151394mm,112.06651mm)" svg:viewBox="0.0 0.0 1555.5828 4002.673" svg:width="15.555827mm"/>
                  <draw:path svg:d="M 51.002182 0.8656973 C 34.058475 22.264036 11.632405 42.113373 0.0 65.94106 C 407.77484 707.38086 693.99365 1404.0532 941.36633 2106.4976 C 1161.3522 2734.2422 1348.8 3370.5725 1545.0739 4004.601 C 1574.1249 4021.243 1556.3076 3973.8264 1555.181 3960.0686 C 1521.8181 3776.7468 1492.0375 3592.7324 1456.4454 3409.842 C 1260.6165 2771.0427 1059.024 2133.0715 815.19714 1507.4606 C 671.43835 1138.0277 504.36523 776.18506 303.76108 428.16696 C 224.00732 286.67593 141.51057 146.40417 63.885544 3.9475908 C 60.150616 -0.31654984 56.522697 -0.74612117 51.002182 0.8656973 z" svg:height="40.08098mm" draw:style-name="style-57" draw:transform="skewX(-0.5573923683899461) rotate(0.49507834202849854) translate(53.09487mm,112.06931mm)" svg:viewBox="0.0 0.0 1561.6147 4008.098" svg:width="15.616148mm"/>
                  <draw:path svg:d="M 53.26009 0.73565245 C 34.73299 22.347034 11.482563 43.54035 -2.842171E-14 68.655846 C 407.55627 711.1501 694.1777 1407.1444 941.4992 2109.9233 C 1161.2574 2737.4517 1349.109 3374.0237 1545.2067 4007.9084 C 1570.1011 4031.36 1571.3942 3987.878 1563.1466 3973.4307 C 1529.4883 3787.487 1498.7621 3600.9758 1463.2762 3415.3862 C 1262.9067 2762.1196 1057.1412 2109.3398 805.558 1470.3113 C 663.836 1109.2858 498.08502 755.9884 301.59396 415.953 C 224.3649 279.10205 144.63213 143.26768 69.463905 5.477027 C 64.396065 -0.16114712 61.052166 -0.8382052 53.26009 0.73565245 z" svg:height="40.14719mm" draw:style-name="style-58" draw:transform="skewX(-0.5573923683899461) rotate(0.49507834202849854) translate(53.042583mm,112.06804mm)" svg:viewBox="0.0 0.0 1567.6987 4014.7192" svg:width="15.676988mm"/>
                  <draw:path svg:d="M 56.04927 0.44597977 C 35.461353 21.903587 11.833221 44.807747 -2.842171E-14 71.09246 C 126.30467 273.09592 244.89922 480.1354 351.00497 691.69415 C 732.5371 1449.8828 998.05237 2249.7454 1249.0063 3048.9302 C 1349.0494 3369.3672 1446.1385 3690.5305 1545.3395 4011.1748 C 1568.2047 4037.9756 1582.2787 3997.0608 1569.7864 3979.377 C 1535.9243 3792.0613 1504.8453 3604.2175 1469.2487 3417.231 C 1268.6542 2763.0227 1062.3707 2109.4688 810.45654 1469.3239 C 669.6122 1111.5823 505.78116 761.3029 311.16592 424.08142 C 232.71411 284.96695 151.52002 146.98428 75.30791 6.8468356 C 69.790375 0.63517606 64.78097 -0.88769823 56.04927 0.44597977 z" svg:height="40.20031mm" draw:style-name="style-59" draw:transform="skewX(-0.5573923683899461) rotate(0.49507834202849854) translate(52.989548mm,112.067635mm)" svg:viewBox="0.0 0.0 1574.4556 4020.031" svg:width="15.744556mm"/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98" draw:border="66.602554%" draw:display-name="gradient-1" draw:end-color="#fcfaf9" draw:name="gradient-1" draw:start-color="#000000" draw:style="linear"/>
    <draw:gradient draw:angle="3554" draw:border="0.0%" draw:cx="87.016365%" draw:cy="29.792858%" draw:display-name="gradient-2" draw:end-color="#000000" draw:name="gradient-2" draw:start-color="#fff7f1" draw:style="ellipsoid"/>
    <draw:opacity draw:angle="3554" draw:border="0.0%" draw:cx="87.016365%" draw:cy="29.792858%" draw:display-name="gradient-3" draw:end="89.38053250312805%" draw:name="gradient-3" draw:start="100.0%" draw:style="ellipsoid"/>
    <draw:opacity draw:angle="484" draw:border="0.0%" draw:cx="3.9438763%" draw:cy="4.8033643%" draw:display-name="gradient-4" draw:end="100.0%" draw:name="gradient-4" draw:start="0.0%" draw:style="ellipsoid"/>
    <draw:gradient draw:angle="484" draw:border="0.0%" draw:cx="3.9438777%" draw:cy="4.8033624%" draw:display-name="gradient-5" draw:end-color="#000000" draw:name="gradient-5" draw:start-color="#fff7f1" draw:style="ellipsoid"/>
    <draw:gradient draw:angle="900" draw:border="18.538193%" draw:display-name="gradient-6" draw:end-color="#fff7f1" draw:name="gradient-6" draw:start-color="#000000" draw:style="linear"/>
    <draw:gradient draw:angle="900" draw:border="18.538193%" draw:display-name="gradient-7" draw:end-color="#fff7f1" draw:name="gradient-7" draw:start-color="#000000" draw:style="linear"/>
    <draw:gradient draw:angle="900" draw:border="-0.5541101%" draw:display-name="gradient-8" draw:end-color="#b89782" draw:name="gradient-8" draw:start-color="#000000" draw:style="linear"/>
    <draw:opacity draw:angle="900" draw:border="-0.5541101%" draw:display-name="gradient-9" draw:end="100.0%" draw:name="gradient-9" draw:start="89.38053250312805%" draw:style="linear"/>
    <draw:gradient draw:angle="900" draw:border="-0.55411303%" draw:display-name="gradient-10" draw:end-color="#b89782" draw:name="gradient-10" draw:start-color="#000000" draw:style="linear"/>
    <draw:opacity draw:angle="900" draw:border="-0.55411303%" draw:display-name="gradient-11" draw:end="100.0%" draw:name="gradient-11" draw:start="89.38053250312805%" draw:style="linear"/>
    <draw:gradient draw:angle="900" draw:border="-0.55221105%" draw:display-name="gradient-12" draw:end-color="#b89782" draw:name="gradient-12" draw:start-color="#000000" draw:style="linear"/>
    <draw:opacity draw:angle="900" draw:border="-0.55221105%" draw:display-name="gradient-13" draw:end="100.0%" draw:name="gradient-13" draw:start="89.38053250312805%" draw:style="linear"/>
    <draw:gradient draw:angle="900" draw:border="-0.55221105%" draw:display-name="gradient-14" draw:end-color="#fff7f1" draw:name="gradient-14" draw:start-color="#000000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90.24861mm" fo:page-width="194.5249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